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rre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049474" calcext:value-type="float">
            <text:p>2.049474</text:p>
          </table:table-cell>
          <table:table-cell office:value-type="float" office:value="101.721651" calcext:value-type="float">
            <text:p>101.721651</text:p>
          </table:table-cell>
          <table:table-cell office:value-type="float" office:value="98.176719" calcext:value-type="float">
            <text:p>98.176719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9755" calcext:value-type="float">
            <text:p>1.9755</text:p>
          </table:table-cell>
          <table:table-cell office:value-type="float" office:value="105.636229" calcext:value-type="float">
            <text:p>105.636229</text:p>
          </table:table-cell>
          <table:table-cell office:value-type="float" office:value="101.082559" calcext:value-type="float">
            <text:p>101.082559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034186" calcext:value-type="float">
            <text:p>2.034186</text:p>
          </table:table-cell>
          <table:table-cell office:value-type="float" office:value="107.52304" calcext:value-type="float">
            <text:p>107.52304</text:p>
          </table:table-cell>
          <table:table-cell office:value-type="float" office:value="89.399246" calcext:value-type="float">
            <text:p>89.399246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034364" calcext:value-type="float">
            <text:p>2.034364</text:p>
          </table:table-cell>
          <table:table-cell office:value-type="float" office:value="103.773115" calcext:value-type="float">
            <text:p>103.773115</text:p>
          </table:table-cell>
          <table:table-cell office:value-type="float" office:value="107.545935" calcext:value-type="float">
            <text:p>107.54593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037238" calcext:value-type="float">
            <text:p>2.037238</text:p>
          </table:table-cell>
          <table:table-cell office:value-type="float" office:value="101.360917" calcext:value-type="float">
            <text:p>101.360917</text:p>
          </table:table-cell>
          <table:table-cell office:value-type="float" office:value="116.117994" calcext:value-type="float">
            <text:p>116.11799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051523" calcext:value-type="float">
            <text:p>2.051523</text:p>
          </table:table-cell>
          <table:table-cell office:value-type="float" office:value="106.19998" calcext:value-type="float">
            <text:p>106.19998</text:p>
          </table:table-cell>
          <table:table-cell office:value-type="float" office:value="99.637586" calcext:value-type="float">
            <text:p>99.63758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021198" calcext:value-type="float">
            <text:p>2.021198</text:p>
          </table:table-cell>
          <table:table-cell office:value-type="float" office:value="109.942279" calcext:value-type="float">
            <text:p>109.942279</text:p>
          </table:table-cell>
          <table:table-cell office:value-type="float" office:value="109.078332" calcext:value-type="float">
            <text:p>109.078332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055673" calcext:value-type="float">
            <text:p>2.055673</text:p>
          </table:table-cell>
          <table:table-cell office:value-type="float" office:value="104.754483" calcext:value-type="float">
            <text:p>104.754483</text:p>
          </table:table-cell>
          <table:table-cell office:value-type="float" office:value="99.035533" calcext:value-type="float">
            <text:p>99.035533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050766" calcext:value-type="float">
            <text:p>2.050766</text:p>
          </table:table-cell>
          <table:table-cell office:value-type="float" office:value="102.688908" calcext:value-type="float">
            <text:p>102.688908</text:p>
          </table:table-cell>
          <table:table-cell office:value-type="float" office:value="102.158568" calcext:value-type="float">
            <text:p>102.1585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36235" calcext:value-type="float">
            <text:p>2.036235</text:p>
          </table:table-cell>
          <table:table-cell office:value-type="float" office:value="103.346777" calcext:value-type="float">
            <text:p>103.346777</text:p>
          </table:table-cell>
          <table:table-cell office:value-type="float" office:value="109.455971" calcext:value-type="float">
            <text:p>109.455971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026541" calcext:value-type="float">
            <text:p>2.026541</text:p>
          </table:table-cell>
          <table:table-cell office:value-type="float" office:value="103.484396" calcext:value-type="float">
            <text:p>103.484396</text:p>
          </table:table-cell>
          <table:table-cell office:value-type="float" office:value="93.282505" calcext:value-type="float">
            <text:p>93.282505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018726" calcext:value-type="float">
            <text:p>2.018726</text:p>
          </table:table-cell>
          <table:table-cell office:value-type="float" office:value="107.841937" calcext:value-type="float">
            <text:p>107.841937</text:p>
          </table:table-cell>
          <table:table-cell office:value-type="float" office:value="108.070622" calcext:value-type="float">
            <text:p>108.070622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064246" calcext:value-type="float">
            <text:p>2.064246</text:p>
          </table:table-cell>
          <table:table-cell office:value-type="float" office:value="107.452099" calcext:value-type="float">
            <text:p>107.452099</text:p>
          </table:table-cell>
          <table:table-cell office:value-type="float" office:value="95.486906" calcext:value-type="float">
            <text:p>95.486906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.01747" calcext:value-type="float">
            <text:p>2.01747</text:p>
          </table:table-cell>
          <table:table-cell office:value-type="float" office:value="106.579746" calcext:value-type="float">
            <text:p>106.579746</text:p>
          </table:table-cell>
          <table:table-cell office:value-type="float" office:value="100.287844" calcext:value-type="float">
            <text:p>100.287844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032533" calcext:value-type="float">
            <text:p>2.032533</text:p>
          </table:table-cell>
          <table:table-cell office:value-type="float" office:value="99.422714" calcext:value-type="float">
            <text:p>99.422714</text:p>
          </table:table-cell>
          <table:table-cell office:value-type="float" office:value="120.573912" calcext:value-type="float">
            <text:p>120.573912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032454" calcext:value-type="float">
            <text:p>2.032454</text:p>
          </table:table-cell>
          <table:table-cell office:value-type="float" office:value="109.364381" calcext:value-type="float">
            <text:p>109.364381</text:p>
          </table:table-cell>
          <table:table-cell office:value-type="float" office:value="103.237937" calcext:value-type="float">
            <text:p>103.237937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058906" calcext:value-type="float">
            <text:p>2.058906</text:p>
          </table:table-cell>
          <table:table-cell office:value-type="float" office:value="100.003853" calcext:value-type="float">
            <text:p>100.003853</text:p>
          </table:table-cell>
          <table:table-cell office:value-type="float" office:value="98.137296" calcext:value-type="float">
            <text:p>98.137296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996676" calcext:value-type="float">
            <text:p>1.996676</text:p>
          </table:table-cell>
          <table:table-cell office:value-type="float" office:value="99.872676" calcext:value-type="float">
            <text:p>99.872676</text:p>
          </table:table-cell>
          <table:table-cell office:value-type="float" office:value="111.026384" calcext:value-type="float">
            <text:p>111.026384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.04883" calcext:value-type="float">
            <text:p>2.04883</text:p>
          </table:table-cell>
          <table:table-cell office:value-type="float" office:value="101.305464" calcext:value-type="float">
            <text:p>101.305464</text:p>
          </table:table-cell>
          <table:table-cell office:value-type="float" office:value="95.274561" calcext:value-type="float">
            <text:p>95.27456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1986" calcext:value-type="float">
            <text:p>2.01986</text:p>
          </table:table-cell>
          <table:table-cell office:value-type="float" office:value="100.315325" calcext:value-type="float">
            <text:p>100.315325</text:p>
          </table:table-cell>
          <table:table-cell office:value-type="float" office:value="104.904221" calcext:value-type="float">
            <text:p>104.904221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055276" calcext:value-type="float">
            <text:p>2.055276</text:p>
          </table:table-cell>
          <table:table-cell office:value-type="float" office:value="104.37666" calcext:value-type="float">
            <text:p>104.37666</text:p>
          </table:table-cell>
          <table:table-cell office:value-type="float" office:value="120.91718" calcext:value-type="float">
            <text:p>120.91718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001079" calcext:value-type="float">
            <text:p>2.001079</text:p>
          </table:table-cell>
          <table:table-cell office:value-type="float" office:value="105.618138" calcext:value-type="float">
            <text:p>105.618138</text:p>
          </table:table-cell>
          <table:table-cell office:value-type="float" office:value="102.821429" calcext:value-type="float">
            <text:p>102.821429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056512" calcext:value-type="float">
            <text:p>2.056512</text:p>
          </table:table-cell>
          <table:table-cell office:value-type="float" office:value="104.8675" calcext:value-type="float">
            <text:p>104.8675</text:p>
          </table:table-cell>
          <table:table-cell office:value-type="float" office:value="106.705217" calcext:value-type="float">
            <text:p>106.705217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071828" calcext:value-type="float">
            <text:p>2.071828</text:p>
          </table:table-cell>
          <table:table-cell office:value-type="float" office:value="102.838074" calcext:value-type="float">
            <text:p>102.838074</text:p>
          </table:table-cell>
          <table:table-cell office:value-type="float" office:value="130.280581" calcext:value-type="float">
            <text:p>130.280581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961468" calcext:value-type="float">
            <text:p>1.961468</text:p>
          </table:table-cell>
          <table:table-cell office:value-type="float" office:value="111.165538" calcext:value-type="float">
            <text:p>111.165538</text:p>
          </table:table-cell>
          <table:table-cell office:value-type="float" office:value="110.275057" calcext:value-type="float">
            <text:p>110.275057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105281" calcext:value-type="float">
            <text:p>2.105281</text:p>
          </table:table-cell>
          <table:table-cell office:value-type="float" office:value="106.703811" calcext:value-type="float">
            <text:p>106.703811</text:p>
          </table:table-cell>
          <table:table-cell office:value-type="float" office:value="97.357659" calcext:value-type="float">
            <text:p>97.357659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.012772" calcext:value-type="float">
            <text:p>2.012772</text:p>
          </table:table-cell>
          <table:table-cell office:value-type="float" office:value="103.779511" calcext:value-type="float">
            <text:p>103.779511</text:p>
          </table:table-cell>
          <table:table-cell office:value-type="float" office:value="102.202003" calcext:value-type="float">
            <text:p>102.202003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032852" calcext:value-type="float">
            <text:p>2.032852</text:p>
          </table:table-cell>
          <table:table-cell office:value-type="float" office:value="104.753787" calcext:value-type="float">
            <text:p>104.753787</text:p>
          </table:table-cell>
          <table:table-cell office:value-type="float" office:value="108.104114" calcext:value-type="float">
            <text:p>108.104114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036989" calcext:value-type="float">
            <text:p>2.036989</text:p>
          </table:table-cell>
          <table:table-cell office:value-type="float" office:value="103.461684" calcext:value-type="float">
            <text:p>103.461684</text:p>
          </table:table-cell>
          <table:table-cell office:value-type="float" office:value="111.170079" calcext:value-type="float">
            <text:p>111.1700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60967" calcext:value-type="float">
            <text:p>2.060967</text:p>
          </table:table-cell>
          <table:table-cell office:value-type="float" office:value="108.633276" calcext:value-type="float">
            <text:p>108.633276</text:p>
          </table:table-cell>
          <table:table-cell office:value-type="float" office:value="114.352542" calcext:value-type="float">
            <text:p>114.352542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002127" calcext:value-type="float">
            <text:p>2.002127</text:p>
          </table:table-cell>
          <table:table-cell office:value-type="float" office:value="106.857724" calcext:value-type="float">
            <text:p>106.857724</text:p>
          </table:table-cell>
          <table:table-cell office:value-type="float" office:value="117.510516" calcext:value-type="float">
            <text:p>117.510516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043209" calcext:value-type="float">
            <text:p>2.043209</text:p>
          </table:table-cell>
          <table:table-cell office:value-type="float" office:value="107.417604" calcext:value-type="float">
            <text:p>107.417604</text:p>
          </table:table-cell>
          <table:table-cell office:value-type="float" office:value="100.08258" calcext:value-type="float">
            <text:p>100.08258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076724" calcext:value-type="float">
            <text:p>2.076724</text:p>
          </table:table-cell>
          <table:table-cell office:value-type="float" office:value="106.033514" calcext:value-type="float">
            <text:p>106.033514</text:p>
          </table:table-cell>
          <table:table-cell office:value-type="float" office:value="111.368394" calcext:value-type="float">
            <text:p>111.368394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039518" calcext:value-type="float">
            <text:p>2.039518</text:p>
          </table:table-cell>
          <table:table-cell office:value-type="float" office:value="106.080265" calcext:value-type="float">
            <text:p>106.080265</text:p>
          </table:table-cell>
          <table:table-cell office:value-type="float" office:value="116.732934" calcext:value-type="float">
            <text:p>116.732934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051633" calcext:value-type="float">
            <text:p>2.051633</text:p>
          </table:table-cell>
          <table:table-cell office:value-type="float" office:value="103.688867" calcext:value-type="float">
            <text:p>103.688867</text:p>
          </table:table-cell>
          <table:table-cell office:value-type="float" office:value="97.277602" calcext:value-type="float">
            <text:p>97.277602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00745" calcext:value-type="float">
            <text:p>2.00745</text:p>
          </table:table-cell>
          <table:table-cell office:value-type="float" office:value="101.324727" calcext:value-type="float">
            <text:p>101.324727</text:p>
          </table:table-cell>
          <table:table-cell office:value-type="float" office:value="102.318272" calcext:value-type="float">
            <text:p>102.318272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050549" calcext:value-type="float">
            <text:p>2.050549</text:p>
          </table:table-cell>
          <table:table-cell office:value-type="float" office:value="106.742799" calcext:value-type="float">
            <text:p>106.742799</text:p>
          </table:table-cell>
          <table:table-cell office:value-type="float" office:value="120.041595" calcext:value-type="float">
            <text:p>120.041595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999173" calcext:value-type="float">
            <text:p>1.999173</text:p>
          </table:table-cell>
          <table:table-cell office:value-type="float" office:value="106.522647" calcext:value-type="float">
            <text:p>106.522647</text:p>
          </table:table-cell>
          <table:table-cell office:value-type="float" office:value="106.315888" calcext:value-type="float">
            <text:p>106.315888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075349" calcext:value-type="float">
            <text:p>2.075349</text:p>
          </table:table-cell>
          <table:table-cell office:value-type="float" office:value="104.869834" calcext:value-type="float">
            <text:p>104.869834</text:p>
          </table:table-cell>
          <table:table-cell office:value-type="float" office:value="90.494285" calcext:value-type="float">
            <text:p>90.49428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10741" calcext:value-type="float">
            <text:p>2.010741</text:p>
          </table:table-cell>
          <table:table-cell office:value-type="float" office:value="100.916096" calcext:value-type="float">
            <text:p>100.916096</text:p>
          </table:table-cell>
          <table:table-cell office:value-type="float" office:value="115.207474" calcext:value-type="float">
            <text:p>115.207474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039912" calcext:value-type="float">
            <text:p>2.039912</text:p>
          </table:table-cell>
          <table:table-cell office:value-type="float" office:value="105.031254" calcext:value-type="float">
            <text:p>105.031254</text:p>
          </table:table-cell>
          <table:table-cell office:value-type="float" office:value="106.824882" calcext:value-type="float">
            <text:p>106.824882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050643" calcext:value-type="float">
            <text:p>2.050643</text:p>
          </table:table-cell>
          <table:table-cell office:value-type="float" office:value="101.772331" calcext:value-type="float">
            <text:p>101.772331</text:p>
          </table:table-cell>
          <table:table-cell office:value-type="float" office:value="115.435757" calcext:value-type="float">
            <text:p>115.435757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00442" calcext:value-type="float">
            <text:p>2.00442</text:p>
          </table:table-cell>
          <table:table-cell office:value-type="float" office:value="102.837925" calcext:value-type="float">
            <text:p>102.837925</text:p>
          </table:table-cell>
          <table:table-cell office:value-type="float" office:value="121.7666" calcext:value-type="float">
            <text:p>121.7666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052833" calcext:value-type="float">
            <text:p>2.052833</text:p>
          </table:table-cell>
          <table:table-cell office:value-type="float" office:value="107.462547" calcext:value-type="float">
            <text:p>107.462547</text:p>
          </table:table-cell>
          <table:table-cell office:value-type="float" office:value="93.371646" calcext:value-type="float">
            <text:p>93.371646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030024" calcext:value-type="float">
            <text:p>2.030024</text:p>
          </table:table-cell>
          <table:table-cell office:value-type="float" office:value="108.381317" calcext:value-type="float">
            <text:p>108.381317</text:p>
          </table:table-cell>
          <table:table-cell office:value-type="float" office:value="107.180557" calcext:value-type="float">
            <text:p>107.180557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.030928" calcext:value-type="float">
            <text:p>2.030928</text:p>
          </table:table-cell>
          <table:table-cell office:value-type="float" office:value="99.591565" calcext:value-type="float">
            <text:p>99.591565</text:p>
          </table:table-cell>
          <table:table-cell office:value-type="float" office:value="110.497369" calcext:value-type="float">
            <text:p>110.497369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.010927" calcext:value-type="float">
            <text:p>2.010927</text:p>
          </table:table-cell>
          <table:table-cell office:value-type="float" office:value="102.907866" calcext:value-type="float">
            <text:p>102.907866</text:p>
          </table:table-cell>
          <table:table-cell office:value-type="float" office:value="93.008533" calcext:value-type="float">
            <text:p>93.008533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.06866" calcext:value-type="float">
            <text:p>2.06866</text:p>
          </table:table-cell>
          <table:table-cell office:value-type="float" office:value="101.443657" calcext:value-type="float">
            <text:p>101.443657</text:p>
          </table:table-cell>
          <table:table-cell office:value-type="float" office:value="88.010165" calcext:value-type="float">
            <text:p>88.010165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003077" calcext:value-type="float">
            <text:p>2.003077</text:p>
          </table:table-cell>
          <table:table-cell office:value-type="float" office:value="103.388416" calcext:value-type="float">
            <text:p>103.388416</text:p>
          </table:table-cell>
          <table:table-cell office:value-type="float" office:value="107.678727" calcext:value-type="float">
            <text:p>107.6787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80139" calcext:value-type="float">
            <text:p>2.080139</text:p>
          </table:table-cell>
          <table:table-cell office:value-type="float" office:value="103.52866" calcext:value-type="float">
            <text:p>103.52866</text:p>
          </table:table-cell>
          <table:table-cell office:value-type="float" office:value="97.086345" calcext:value-type="float">
            <text:p>97.086345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986073" calcext:value-type="float">
            <text:p>1.986073</text:p>
          </table:table-cell>
          <table:table-cell office:value-type="float" office:value="107.251664" calcext:value-type="float">
            <text:p>107.251664</text:p>
          </table:table-cell>
          <table:table-cell office:value-type="float" office:value="106.454773" calcext:value-type="float">
            <text:p>106.454773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067522" calcext:value-type="float">
            <text:p>2.067522</text:p>
          </table:table-cell>
          <table:table-cell office:value-type="float" office:value="104.288986" calcext:value-type="float">
            <text:p>104.288986</text:p>
          </table:table-cell>
          <table:table-cell office:value-type="float" office:value="106.926547" calcext:value-type="float">
            <text:p>106.926547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.028788" calcext:value-type="float">
            <text:p>2.028788</text:p>
          </table:table-cell>
          <table:table-cell office:value-type="float" office:value="108.627545" calcext:value-type="float">
            <text:p>108.627545</text:p>
          </table:table-cell>
          <table:table-cell office:value-type="float" office:value="104.997521" calcext:value-type="float">
            <text:p>104.997521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.036445" calcext:value-type="float">
            <text:p>2.036445</text:p>
          </table:table-cell>
          <table:table-cell office:value-type="float" office:value="115.14778" calcext:value-type="float">
            <text:p>115.14778</text:p>
          </table:table-cell>
          <table:table-cell office:value-type="float" office:value="108.06976" calcext:value-type="float">
            <text:p>108.06976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074573" calcext:value-type="float">
            <text:p>2.074573</text:p>
          </table:table-cell>
          <table:table-cell office:value-type="float" office:value="107.550599" calcext:value-type="float">
            <text:p>107.550599</text:p>
          </table:table-cell>
          <table:table-cell office:value-type="float" office:value="124.490369" calcext:value-type="float">
            <text:p>124.490369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042483" calcext:value-type="float">
            <text:p>2.042483</text:p>
          </table:table-cell>
          <table:table-cell office:value-type="float" office:value="104.72776" calcext:value-type="float">
            <text:p>104.72776</text:p>
          </table:table-cell>
          <table:table-cell office:value-type="float" office:value="108.2279" calcext:value-type="float">
            <text:p>108.2279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000823" calcext:value-type="float">
            <text:p>2.000823</text:p>
          </table:table-cell>
          <table:table-cell office:value-type="float" office:value="102.968936" calcext:value-type="float">
            <text:p>102.968936</text:p>
          </table:table-cell>
          <table:table-cell office:value-type="float" office:value="106.991235" calcext:value-type="float">
            <text:p>106.991235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061694" calcext:value-type="float">
            <text:p>2.061694</text:p>
          </table:table-cell>
          <table:table-cell office:value-type="float" office:value="103.426853" calcext:value-type="float">
            <text:p>103.426853</text:p>
          </table:table-cell>
          <table:table-cell office:value-type="float" office:value="103.333741" calcext:value-type="float">
            <text:p>103.333741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.039536" calcext:value-type="float">
            <text:p>2.039536</text:p>
          </table:table-cell>
          <table:table-cell office:value-type="float" office:value="107.957249" calcext:value-type="float">
            <text:p>107.957249</text:p>
          </table:table-cell>
          <table:table-cell office:value-type="float" office:value="104.541639" calcext:value-type="float">
            <text:p>104.5416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49646" calcext:value-type="float">
            <text:p>2.049646</text:p>
          </table:table-cell>
          <table:table-cell office:value-type="float" office:value="106.134017" calcext:value-type="float">
            <text:p>106.134017</text:p>
          </table:table-cell>
          <table:table-cell office:value-type="float" office:value="119.542586" calcext:value-type="float">
            <text:p>119.542586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000659" calcext:value-type="float">
            <text:p>2.000659</text:p>
          </table:table-cell>
          <table:table-cell office:value-type="float" office:value="106.520102" calcext:value-type="float">
            <text:p>106.520102</text:p>
          </table:table-cell>
          <table:table-cell office:value-type="float" office:value="107.697801" calcext:value-type="float">
            <text:p>107.697801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090669" calcext:value-type="float">
            <text:p>2.090669</text:p>
          </table:table-cell>
          <table:table-cell office:value-type="float" office:value="106.630439" calcext:value-type="float">
            <text:p>106.630439</text:p>
          </table:table-cell>
          <table:table-cell office:value-type="float" office:value="105.901461" calcext:value-type="float">
            <text:p>105.901461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.980256" calcext:value-type="float">
            <text:p>1.980256</text:p>
          </table:table-cell>
          <table:table-cell office:value-type="float" office:value="105.279567" calcext:value-type="float">
            <text:p>105.279567</text:p>
          </table:table-cell>
          <table:table-cell office:value-type="float" office:value="118.407347" calcext:value-type="float">
            <text:p>118.407347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082973" calcext:value-type="float">
            <text:p>2.082973</text:p>
          </table:table-cell>
          <table:table-cell office:value-type="float" office:value="105.036021" calcext:value-type="float">
            <text:p>105.036021</text:p>
          </table:table-cell>
          <table:table-cell office:value-type="float" office:value="100.456992" calcext:value-type="float">
            <text:p>100.456992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983466" calcext:value-type="float">
            <text:p>1.983466</text:p>
          </table:table-cell>
          <table:table-cell office:value-type="float" office:value="103.644968" calcext:value-type="float">
            <text:p>103.644968</text:p>
          </table:table-cell>
          <table:table-cell office:value-type="float" office:value="100.953105" calcext:value-type="float">
            <text:p>100.953105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049674" calcext:value-type="float">
            <text:p>2.049674</text:p>
          </table:table-cell>
          <table:table-cell office:value-type="float" office:value="103.95497" calcext:value-type="float">
            <text:p>103.95497</text:p>
          </table:table-cell>
          <table:table-cell office:value-type="float" office:value="115.964303" calcext:value-type="float">
            <text:p>115.964303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011074" calcext:value-type="float">
            <text:p>2.011074</text:p>
          </table:table-cell>
          <table:table-cell office:value-type="float" office:value="107.330604" calcext:value-type="float">
            <text:p>107.330604</text:p>
          </table:table-cell>
          <table:table-cell office:value-type="float" office:value="101.309481" calcext:value-type="float">
            <text:p>101.309481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062679" calcext:value-type="float">
            <text:p>2.062679</text:p>
          </table:table-cell>
          <table:table-cell office:value-type="float" office:value="109.294755" calcext:value-type="float">
            <text:p>109.294755</text:p>
          </table:table-cell>
          <table:table-cell office:value-type="float" office:value="106.667698" calcext:value-type="float">
            <text:p>106.667698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.02005" calcext:value-type="float">
            <text:p>2.02005</text:p>
          </table:table-cell>
          <table:table-cell office:value-type="float" office:value="106.760874" calcext:value-type="float">
            <text:p>106.760874</text:p>
          </table:table-cell>
          <table:table-cell office:value-type="float" office:value="114.102739" calcext:value-type="float">
            <text:p>114.1027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047202" calcext:value-type="float">
            <text:p>2.047202</text:p>
          </table:table-cell>
          <table:table-cell office:value-type="float" office:value="105.191371" calcext:value-type="float">
            <text:p>105.191371</text:p>
          </table:table-cell>
          <table:table-cell office:value-type="float" office:value="91.943444" calcext:value-type="float">
            <text:p>91.943444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.023217" calcext:value-type="float">
            <text:p>2.023217</text:p>
          </table:table-cell>
          <table:table-cell office:value-type="float" office:value="103.467369" calcext:value-type="float">
            <text:p>103.467369</text:p>
          </table:table-cell>
          <table:table-cell office:value-type="float" office:value="98.244543" calcext:value-type="float">
            <text:p>98.244543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060482" calcext:value-type="float">
            <text:p>2.060482</text:p>
          </table:table-cell>
          <table:table-cell office:value-type="float" office:value="98.374003" calcext:value-type="float">
            <text:p>98.374003</text:p>
          </table:table-cell>
          <table:table-cell office:value-type="float" office:value="106.964781" calcext:value-type="float">
            <text:p>106.964781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026915" calcext:value-type="float">
            <text:p>2.026915</text:p>
          </table:table-cell>
          <table:table-cell office:value-type="float" office:value="111.352561" calcext:value-type="float">
            <text:p>111.352561</text:p>
          </table:table-cell>
          <table:table-cell office:value-type="float" office:value="100.497371" calcext:value-type="float">
            <text:p>100.497371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037534" calcext:value-type="float">
            <text:p>2.037534</text:p>
          </table:table-cell>
          <table:table-cell office:value-type="float" office:value="98.678039" calcext:value-type="float">
            <text:p>98.678039</text:p>
          </table:table-cell>
          <table:table-cell office:value-type="float" office:value="111.414412" calcext:value-type="float">
            <text:p>111.414412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.022869" calcext:value-type="float">
            <text:p>2.022869</text:p>
          </table:table-cell>
          <table:table-cell office:value-type="float" office:value="95.101162" calcext:value-type="float">
            <text:p>95.101162</text:p>
          </table:table-cell>
          <table:table-cell office:value-type="float" office:value="99.510974" calcext:value-type="float">
            <text:p>99.510974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.009802" calcext:value-type="float">
            <text:p>2.009802</text:p>
          </table:table-cell>
          <table:table-cell office:value-type="float" office:value="101.483904" calcext:value-type="float">
            <text:p>101.483904</text:p>
          </table:table-cell>
          <table:table-cell office:value-type="float" office:value="93.240681" calcext:value-type="float">
            <text:p>93.240681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060304" calcext:value-type="float">
            <text:p>2.060304</text:p>
          </table:table-cell>
          <table:table-cell office:value-type="float" office:value="108.182136" calcext:value-type="float">
            <text:p>108.182136</text:p>
          </table:table-cell>
          <table:table-cell office:value-type="float" office:value="103.43425" calcext:value-type="float">
            <text:p>103.43425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.008798" calcext:value-type="float">
            <text:p>2.008798</text:p>
          </table:table-cell>
          <table:table-cell office:value-type="float" office:value="107.816554" calcext:value-type="float">
            <text:p>107.816554</text:p>
          </table:table-cell>
          <table:table-cell office:value-type="float" office:value="108.192749" calcext:value-type="float">
            <text:p>108.192749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.061878" calcext:value-type="float">
            <text:p>2.061878</text:p>
          </table:table-cell>
          <table:table-cell office:value-type="float" office:value="107.927298" calcext:value-type="float">
            <text:p>107.927298</text:p>
          </table:table-cell>
          <table:table-cell office:value-type="float" office:value="101.377321" calcext:value-type="float">
            <text:p>101.3773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22875" calcext:value-type="float">
            <text:p>2.022875</text:p>
          </table:table-cell>
          <table:table-cell office:value-type="float" office:value="105.270069" calcext:value-type="float">
            <text:p>105.270069</text:p>
          </table:table-cell>
          <table:table-cell office:value-type="float" office:value="102.595506" calcext:value-type="float">
            <text:p>102.595506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.059564" calcext:value-type="float">
            <text:p>2.059564</text:p>
          </table:table-cell>
          <table:table-cell office:value-type="float" office:value="103.35779" calcext:value-type="float">
            <text:p>103.35779</text:p>
          </table:table-cell>
          <table:table-cell office:value-type="float" office:value="111.192367" calcext:value-type="float">
            <text:p>111.192367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.016794" calcext:value-type="float">
            <text:p>2.016794</text:p>
          </table:table-cell>
          <table:table-cell office:value-type="float" office:value="106.338112" calcext:value-type="float">
            <text:p>106.338112</text:p>
          </table:table-cell>
          <table:table-cell office:value-type="float" office:value="106.81566" calcext:value-type="float">
            <text:p>106.81566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.029943" calcext:value-type="float">
            <text:p>2.029943</text:p>
          </table:table-cell>
          <table:table-cell office:value-type="float" office:value="104.285805" calcext:value-type="float">
            <text:p>104.285805</text:p>
          </table:table-cell>
          <table:table-cell office:value-type="float" office:value="101.833114" calcext:value-type="float">
            <text:p>101.833114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.014108" calcext:value-type="float">
            <text:p>2.014108</text:p>
          </table:table-cell>
          <table:table-cell office:value-type="float" office:value="99.880337" calcext:value-type="float">
            <text:p>99.880337</text:p>
          </table:table-cell>
          <table:table-cell office:value-type="float" office:value="106.201504" calcext:value-type="float">
            <text:p>106.201504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.020477" calcext:value-type="float">
            <text:p>2.020477</text:p>
          </table:table-cell>
          <table:table-cell office:value-type="float" office:value="106.603717" calcext:value-type="float">
            <text:p>106.603717</text:p>
          </table:table-cell>
          <table:table-cell office:value-type="float" office:value="105.857629" calcext:value-type="float">
            <text:p>105.857629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076157" calcext:value-type="float">
            <text:p>2.076157</text:p>
          </table:table-cell>
          <table:table-cell office:value-type="float" office:value="110.80741" calcext:value-type="float">
            <text:p>110.80741</text:p>
          </table:table-cell>
          <table:table-cell office:value-type="float" office:value="108.450004" calcext:value-type="float">
            <text:p>108.450004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98725" calcext:value-type="float">
            <text:p>1.98725</text:p>
          </table:table-cell>
          <table:table-cell office:value-type="float" office:value="109.292051" calcext:value-type="float">
            <text:p>109.292051</text:p>
          </table:table-cell>
          <table:table-cell office:value-type="float" office:value="117.325824" calcext:value-type="float">
            <text:p>117.325824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.109553" calcext:value-type="float">
            <text:p>2.109553</text:p>
          </table:table-cell>
          <table:table-cell office:value-type="float" office:value="105.208255" calcext:value-type="float">
            <text:p>105.208255</text:p>
          </table:table-cell>
          <table:table-cell office:value-type="float" office:value="111.235671" calcext:value-type="float">
            <text:p>111.235671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991498" calcext:value-type="float">
            <text:p>1.991498</text:p>
          </table:table-cell>
          <table:table-cell office:value-type="float" office:value="100.958112" calcext:value-type="float">
            <text:p>100.958112</text:p>
          </table:table-cell>
          <table:table-cell office:value-type="float" office:value="102.379218" calcext:value-type="float">
            <text:p>102.3792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44861" calcext:value-type="float">
            <text:p>2.044861</text:p>
          </table:table-cell>
          <table:table-cell office:value-type="float" office:value="102.359917" calcext:value-type="float">
            <text:p>102.359917</text:p>
          </table:table-cell>
          <table:table-cell office:value-type="float" office:value="103.650683" calcext:value-type="float">
            <text:p>103.650683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99333" calcext:value-type="float">
            <text:p>1.99333</text:p>
          </table:table-cell>
          <table:table-cell office:value-type="float" office:value="103.427633" calcext:value-type="float">
            <text:p>103.427633</text:p>
          </table:table-cell>
          <table:table-cell office:value-type="float" office:value="97.519921" calcext:value-type="float">
            <text:p>97.519921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.079249" calcext:value-type="float">
            <text:p>2.079249</text:p>
          </table:table-cell>
          <table:table-cell office:value-type="float" office:value="103.300715" calcext:value-type="float">
            <text:p>103.300715</text:p>
          </table:table-cell>
          <table:table-cell office:value-type="float" office:value="95.593899" calcext:value-type="float">
            <text:p>95.593899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.027069" calcext:value-type="float">
            <text:p>2.027069</text:p>
          </table:table-cell>
          <table:table-cell office:value-type="float" office:value="104.313562" calcext:value-type="float">
            <text:p>104.313562</text:p>
          </table:table-cell>
          <table:table-cell office:value-type="float" office:value="114.705651" calcext:value-type="float">
            <text:p>114.705651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.075373" calcext:value-type="float">
            <text:p>2.075373</text:p>
          </table:table-cell>
          <table:table-cell office:value-type="float" office:value="102.788317" calcext:value-type="float">
            <text:p>102.788317</text:p>
          </table:table-cell>
          <table:table-cell office:value-type="float" office:value="108.585969" calcext:value-type="float">
            <text:p>108.585969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.032449" calcext:value-type="float">
            <text:p>2.032449</text:p>
          </table:table-cell>
          <table:table-cell office:value-type="float" office:value="107.100731" calcext:value-type="float">
            <text:p>107.100731</text:p>
          </table:table-cell>
          <table:table-cell office:value-type="float" office:value="111.481914" calcext:value-type="float">
            <text:p>111.481914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.023966" calcext:value-type="float">
            <text:p>2.023966</text:p>
          </table:table-cell>
          <table:table-cell office:value-type="float" office:value="107.09104" calcext:value-type="float">
            <text:p>107.09104</text:p>
          </table:table-cell>
          <table:table-cell office:value-type="float" office:value="110.185606" calcext:value-type="float">
            <text:p>110.185606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.039304" calcext:value-type="float">
            <text:p>2.039304</text:p>
          </table:table-cell>
          <table:table-cell office:value-type="float" office:value="105.420569" calcext:value-type="float">
            <text:p>105.420569</text:p>
          </table:table-cell>
          <table:table-cell office:value-type="float" office:value="101.328358" calcext:value-type="float">
            <text:p>101.328358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.018703" calcext:value-type="float">
            <text:p>2.018703</text:p>
          </table:table-cell>
          <table:table-cell office:value-type="float" office:value="104.554181" calcext:value-type="float">
            <text:p>104.554181</text:p>
          </table:table-cell>
          <table:table-cell office:value-type="float" office:value="105.887802" calcext:value-type="float">
            <text:p>105.887802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.023013" calcext:value-type="float">
            <text:p>2.023013</text:p>
          </table:table-cell>
          <table:table-cell office:value-type="float" office:value="104.046056" calcext:value-type="float">
            <text:p>104.046056</text:p>
          </table:table-cell>
          <table:table-cell office:value-type="float" office:value="105.142053" calcext:value-type="float">
            <text:p>105.1420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11584" calcext:value-type="float">
            <text:p>2.011584</text:p>
          </table:table-cell>
          <table:table-cell office:value-type="float" office:value="107.506536" calcext:value-type="float">
            <text:p>107.506536</text:p>
          </table:table-cell>
          <table:table-cell office:value-type="float" office:value="98.610244" calcext:value-type="float">
            <text:p>98.610244</text:p>
          </table:table-cell>
          <table:table-cell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.073858" calcext:value-type="float">
            <text:p>2.073858</text:p>
          </table:table-cell>
          <table:table-cell office:value-type="float" office:value="100.533215" calcext:value-type="float">
            <text:p>100.533215</text:p>
          </table:table-cell>
          <table:table-cell office:value-type="float" office:value="91.268888" calcext:value-type="float">
            <text:p>91.268888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979157" calcext:value-type="float">
            <text:p>1.979157</text:p>
          </table:table-cell>
          <table:table-cell office:value-type="float" office:value="101.481951" calcext:value-type="float">
            <text:p>101.481951</text:p>
          </table:table-cell>
          <table:table-cell office:value-type="float" office:value="112.68632" calcext:value-type="float">
            <text:p>112.68632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.071682" calcext:value-type="float">
            <text:p>2.071682</text:p>
          </table:table-cell>
          <table:table-cell office:value-type="float" office:value="103.67948" calcext:value-type="float">
            <text:p>103.67948</text:p>
          </table:table-cell>
          <table:table-cell office:value-type="float" office:value="100.967752" calcext:value-type="float">
            <text:p>100.967752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980049" calcext:value-type="float">
            <text:p>1.980049</text:p>
          </table:table-cell>
          <table:table-cell office:value-type="float" office:value="109.382148" calcext:value-type="float">
            <text:p>109.382148</text:p>
          </table:table-cell>
          <table:table-cell office:value-type="float" office:value="100.210683" calcext:value-type="float">
            <text:p>100.210683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.109498" calcext:value-type="float">
            <text:p>2.109498</text:p>
          </table:table-cell>
          <table:table-cell office:value-type="float" office:value="107.925423" calcext:value-type="float">
            <text:p>107.925423</text:p>
          </table:table-cell>
          <table:table-cell office:value-type="float" office:value="110.315733" calcext:value-type="float">
            <text:p>110.315733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.01698" calcext:value-type="float">
            <text:p>2.01698</text:p>
          </table:table-cell>
          <table:table-cell office:value-type="float" office:value="110.539922" calcext:value-type="float">
            <text:p>110.539922</text:p>
          </table:table-cell>
          <table:table-cell office:value-type="float" office:value="103.816611" calcext:value-type="float">
            <text:p>103.816611</text:p>
          </table:table-cell>
          <table:table-cell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.060021" calcext:value-type="float">
            <text:p>2.060021</text:p>
          </table:table-cell>
          <table:table-cell office:value-type="float" office:value="105.971563" calcext:value-type="float">
            <text:p>105.971563</text:p>
          </table:table-cell>
          <table:table-cell office:value-type="float" office:value="104.804848" calcext:value-type="float">
            <text:p>104.804848</text:p>
          </table:table-cell>
          <table:table-cell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.023991" calcext:value-type="float">
            <text:p>2.023991</text:p>
          </table:table-cell>
          <table:table-cell office:value-type="float" office:value="103.882855" calcext:value-type="float">
            <text:p>103.882855</text:p>
          </table:table-cell>
          <table:table-cell office:value-type="float" office:value="107.724882" calcext:value-type="float">
            <text:p>107.724882</text:p>
          </table:table-cell>
          <table:table-cell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.029228" calcext:value-type="float">
            <text:p>2.029228</text:p>
          </table:table-cell>
          <table:table-cell office:value-type="float" office:value="101.526791" calcext:value-type="float">
            <text:p>101.526791</text:p>
          </table:table-cell>
          <table:table-cell office:value-type="float" office:value="92.775996" calcext:value-type="float">
            <text:p>92.77599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71792" calcext:value-type="float">
            <text:p>2.071792</text:p>
          </table:table-cell>
          <table:table-cell office:value-type="float" office:value="103.717809" calcext:value-type="float">
            <text:p>103.717809</text:p>
          </table:table-cell>
          <table:table-cell office:value-type="float" office:value="90.747317" calcext:value-type="float">
            <text:p>90.747317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995652" calcext:value-type="float">
            <text:p>1.995652</text:p>
          </table:table-cell>
          <table:table-cell office:value-type="float" office:value="101.473003" calcext:value-type="float">
            <text:p>101.473003</text:p>
          </table:table-cell>
          <table:table-cell office:value-type="float" office:value="119.600621" calcext:value-type="float">
            <text:p>119.600621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.060748" calcext:value-type="float">
            <text:p>2.060748</text:p>
          </table:table-cell>
          <table:table-cell office:value-type="float" office:value="111.329702" calcext:value-type="float">
            <text:p>111.329702</text:p>
          </table:table-cell>
          <table:table-cell office:value-type="float" office:value="108.11385" calcext:value-type="float">
            <text:p>108.11385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.035047" calcext:value-type="float">
            <text:p>2.035047</text:p>
          </table:table-cell>
          <table:table-cell office:value-type="float" office:value="108.413846" calcext:value-type="float">
            <text:p>108.413846</text:p>
          </table:table-cell>
          <table:table-cell office:value-type="float" office:value="112.48403" calcext:value-type="float">
            <text:p>112.48403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.060968" calcext:value-type="float">
            <text:p>2.060968</text:p>
          </table:table-cell>
          <table:table-cell office:value-type="float" office:value="107.490911" calcext:value-type="float">
            <text:p>107.490911</text:p>
          </table:table-cell>
          <table:table-cell office:value-type="float" office:value="104.07772" calcext:value-type="float">
            <text:p>104.07772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967741" calcext:value-type="float">
            <text:p>1.967741</text:p>
          </table:table-cell>
          <table:table-cell office:value-type="float" office:value="109.593168" calcext:value-type="float">
            <text:p>109.593168</text:p>
          </table:table-cell>
          <table:table-cell office:value-type="float" office:value="92.982132" calcext:value-type="float">
            <text:p>92.982132</text:p>
          </table:table-cell>
          <table:table-cell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.069757" calcext:value-type="float">
            <text:p>2.069757</text:p>
          </table:table-cell>
          <table:table-cell office:value-type="float" office:value="102.167906" calcext:value-type="float">
            <text:p>102.167906</text:p>
          </table:table-cell>
          <table:table-cell office:value-type="float" office:value="110.195258" calcext:value-type="float">
            <text:p>110.195258</text:p>
          </table:table-cell>
          <table:table-cell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.007474" calcext:value-type="float">
            <text:p>2.007474</text:p>
          </table:table-cell>
          <table:table-cell office:value-type="float" office:value="105.254697" calcext:value-type="float">
            <text:p>105.254697</text:p>
          </table:table-cell>
          <table:table-cell office:value-type="float" office:value="112.743843" calcext:value-type="float">
            <text:p>112.743843</text:p>
          </table:table-cell>
          <table:table-cell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.985506" calcext:value-type="float">
            <text:p>1.985506</text:p>
          </table:table-cell>
          <table:table-cell office:value-type="float" office:value="105.169834" calcext:value-type="float">
            <text:p>105.169834</text:p>
          </table:table-cell>
          <table:table-cell office:value-type="float" office:value="88.023158" calcext:value-type="float">
            <text:p>88.023158</text:p>
          </table:table-cell>
          <table:table-cell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.016034" calcext:value-type="float">
            <text:p>2.016034</text:p>
          </table:table-cell>
          <table:table-cell office:value-type="float" office:value="100.917542" calcext:value-type="float">
            <text:p>100.917542</text:p>
          </table:table-cell>
          <table:table-cell office:value-type="float" office:value="102.611635" calcext:value-type="float">
            <text:p>102.6116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53185" calcext:value-type="float">
            <text:p>2.053185</text:p>
          </table:table-cell>
          <table:table-cell office:value-type="float" office:value="104.344248" calcext:value-type="float">
            <text:p>104.344248</text:p>
          </table:table-cell>
          <table:table-cell office:value-type="float" office:value="106.929867" calcext:value-type="float">
            <text:p>106.929867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.038493" calcext:value-type="float">
            <text:p>2.038493</text:p>
          </table:table-cell>
          <table:table-cell office:value-type="float" office:value="108.860972" calcext:value-type="float">
            <text:p>108.860972</text:p>
          </table:table-cell>
          <table:table-cell office:value-type="float" office:value="102.22823" calcext:value-type="float">
            <text:p>102.22823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.008429" calcext:value-type="float">
            <text:p>2.008429</text:p>
          </table:table-cell>
          <table:table-cell office:value-type="float" office:value="104.413279" calcext:value-type="float">
            <text:p>104.413279</text:p>
          </table:table-cell>
          <table:table-cell office:value-type="float" office:value="107.981289" calcext:value-type="float">
            <text:p>107.981289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.081427" calcext:value-type="float">
            <text:p>2.081427</text:p>
          </table:table-cell>
          <table:table-cell office:value-type="float" office:value="104.130863" calcext:value-type="float">
            <text:p>104.130863</text:p>
          </table:table-cell>
          <table:table-cell office:value-type="float" office:value="113.269468" calcext:value-type="float">
            <text:p>113.269468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.026697" calcext:value-type="float">
            <text:p>2.026697</text:p>
          </table:table-cell>
          <table:table-cell office:value-type="float" office:value="108.415119" calcext:value-type="float">
            <text:p>108.415119</text:p>
          </table:table-cell>
          <table:table-cell office:value-type="float" office:value="121.240556" calcext:value-type="float">
            <text:p>121.240556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.090723" calcext:value-type="float">
            <text:p>2.090723</text:p>
          </table:table-cell>
          <table:table-cell office:value-type="float" office:value="108.984136" calcext:value-type="float">
            <text:p>108.984136</text:p>
          </table:table-cell>
          <table:table-cell office:value-type="float" office:value="106.427342" calcext:value-type="float">
            <text:p>106.427342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.966985" calcext:value-type="float">
            <text:p>1.966985</text:p>
          </table:table-cell>
          <table:table-cell office:value-type="float" office:value="108.991951" calcext:value-type="float">
            <text:p>108.991951</text:p>
          </table:table-cell>
          <table:table-cell office:value-type="float" office:value="103.495702" calcext:value-type="float">
            <text:p>103.495702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.112265" calcext:value-type="float">
            <text:p>2.112265</text:p>
          </table:table-cell>
          <table:table-cell office:value-type="float" office:value="103.28677" calcext:value-type="float">
            <text:p>103.28677</text:p>
          </table:table-cell>
          <table:table-cell office:value-type="float" office:value="115.926293" calcext:value-type="float">
            <text:p>115.926293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.968542" calcext:value-type="float">
            <text:p>1.968542</text:p>
          </table:table-cell>
          <table:table-cell office:value-type="float" office:value="104.840917" calcext:value-type="float">
            <text:p>104.840917</text:p>
          </table:table-cell>
          <table:table-cell office:value-type="float" office:value="105.120849" calcext:value-type="float">
            <text:p>105.120849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.036846" calcext:value-type="float">
            <text:p>2.036846</text:p>
          </table:table-cell>
          <table:table-cell office:value-type="float" office:value="104.653247" calcext:value-type="float">
            <text:p>104.653247</text:p>
          </table:table-cell>
          <table:table-cell office:value-type="float" office:value="109.008788" calcext:value-type="float">
            <text:p>109.00878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087279" calcext:value-type="float">
            <text:p>2.087279</text:p>
          </table:table-cell>
          <table:table-cell office:value-type="float" office:value="102.609676" calcext:value-type="float">
            <text:p>102.609676</text:p>
          </table:table-cell>
          <table:table-cell office:value-type="float" office:value="113.464532" calcext:value-type="float">
            <text:p>113.464532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.984256" calcext:value-type="float">
            <text:p>1.984256</text:p>
          </table:table-cell>
          <table:table-cell office:value-type="float" office:value="108.939925" calcext:value-type="float">
            <text:p>108.939925</text:p>
          </table:table-cell>
          <table:table-cell office:value-type="float" office:value="96.318173" calcext:value-type="float">
            <text:p>96.318173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.105671" calcext:value-type="float">
            <text:p>2.105671</text:p>
          </table:table-cell>
          <table:table-cell office:value-type="float" office:value="106.091504" calcext:value-type="float">
            <text:p>106.091504</text:p>
          </table:table-cell>
          <table:table-cell office:value-type="float" office:value="97.568523" calcext:value-type="float">
            <text:p>97.568523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.965074" calcext:value-type="float">
            <text:p>1.965074</text:p>
          </table:table-cell>
          <table:table-cell office:value-type="float" office:value="108.470313" calcext:value-type="float">
            <text:p>108.470313</text:p>
          </table:table-cell>
          <table:table-cell office:value-type="float" office:value="101.486161" calcext:value-type="float">
            <text:p>101.486161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.099037" calcext:value-type="float">
            <text:p>2.099037</text:p>
          </table:table-cell>
          <table:table-cell office:value-type="float" office:value="103.858537" calcext:value-type="float">
            <text:p>103.858537</text:p>
          </table:table-cell>
          <table:table-cell office:value-type="float" office:value="117.555528" calcext:value-type="float">
            <text:p>117.555528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.982989" calcext:value-type="float">
            <text:p>1.982989</text:p>
          </table:table-cell>
          <table:table-cell office:value-type="float" office:value="100.561032" calcext:value-type="float">
            <text:p>100.561032</text:p>
          </table:table-cell>
          <table:table-cell office:value-type="float" office:value="105.233342" calcext:value-type="float">
            <text:p>105.233342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.040922" calcext:value-type="float">
            <text:p>2.040922</text:p>
          </table:table-cell>
          <table:table-cell office:value-type="float" office:value="102.379031" calcext:value-type="float">
            <text:p>102.379031</text:p>
          </table:table-cell>
          <table:table-cell office:value-type="float" office:value="89.462495" calcext:value-type="float">
            <text:p>89.462495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.031207" calcext:value-type="float">
            <text:p>2.031207</text:p>
          </table:table-cell>
          <table:table-cell office:value-type="float" office:value="105.831263" calcext:value-type="float">
            <text:p>105.831263</text:p>
          </table:table-cell>
          <table:table-cell office:value-type="float" office:value="91.658378" calcext:value-type="float">
            <text:p>91.658378</text:p>
          </table:table-cell>
          <table:table-cell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.091106" calcext:value-type="float">
            <text:p>2.091106</text:p>
          </table:table-cell>
          <table:table-cell office:value-type="float" office:value="105.370522" calcext:value-type="float">
            <text:p>105.370522</text:p>
          </table:table-cell>
          <table:table-cell office:value-type="float" office:value="95.467569" calcext:value-type="float">
            <text:p>95.467569</text:p>
          </table:table-cell>
          <table:table-cell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.955365" calcext:value-type="float">
            <text:p>1.955365</text:p>
          </table:table-cell>
          <table:table-cell office:value-type="float" office:value="103.564881" calcext:value-type="float">
            <text:p>103.564881</text:p>
          </table:table-cell>
          <table:table-cell office:value-type="float" office:value="115.964636" calcext:value-type="float">
            <text:p>115.9646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058525" calcext:value-type="float">
            <text:p>2.058525</text:p>
          </table:table-cell>
          <table:table-cell office:value-type="float" office:value="95.711479" calcext:value-type="float">
            <text:p>95.711479</text:p>
          </table:table-cell>
          <table:table-cell office:value-type="float" office:value="115.387328" calcext:value-type="float">
            <text:p>115.387328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.020362" calcext:value-type="float">
            <text:p>2.020362</text:p>
          </table:table-cell>
          <table:table-cell office:value-type="float" office:value="101.845801" calcext:value-type="float">
            <text:p>101.845801</text:p>
          </table:table-cell>
          <table:table-cell office:value-type="float" office:value="103.859892" calcext:value-type="float">
            <text:p>103.859892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.968015" calcext:value-type="float">
            <text:p>1.968015</text:p>
          </table:table-cell>
          <table:table-cell office:value-type="float" office:value="111.439875" calcext:value-type="float">
            <text:p>111.439875</text:p>
          </table:table-cell>
          <table:table-cell office:value-type="float" office:value="104.968954" calcext:value-type="float">
            <text:p>104.968954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.138957" calcext:value-type="float">
            <text:p>2.138957</text:p>
          </table:table-cell>
          <table:table-cell office:value-type="float" office:value="110.144166" calcext:value-type="float">
            <text:p>110.144166</text:p>
          </table:table-cell>
          <table:table-cell office:value-type="float" office:value="99.301198" calcext:value-type="float">
            <text:p>99.301198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.9936" calcext:value-type="float">
            <text:p>1.9936</text:p>
          </table:table-cell>
          <table:table-cell office:value-type="float" office:value="116.119683" calcext:value-type="float">
            <text:p>116.119683</text:p>
          </table:table-cell>
          <table:table-cell office:value-type="float" office:value="92.545895" calcext:value-type="float">
            <text:p>92.545895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.11474" calcext:value-type="float">
            <text:p>2.11474</text:p>
          </table:table-cell>
          <table:table-cell office:value-type="float" office:value="101.208837" calcext:value-type="float">
            <text:p>101.208837</text:p>
          </table:table-cell>
          <table:table-cell office:value-type="float" office:value="107.490758" calcext:value-type="float">
            <text:p>107.490758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.967164" calcext:value-type="float">
            <text:p>1.967164</text:p>
          </table:table-cell>
          <table:table-cell office:value-type="float" office:value="104.732703" calcext:value-type="float">
            <text:p>104.732703</text:p>
          </table:table-cell>
          <table:table-cell office:value-type="float" office:value="105.865984" calcext:value-type="float">
            <text:p>105.865984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2.065777" calcext:value-type="float">
            <text:p>2.065777</text:p>
          </table:table-cell>
          <table:table-cell office:value-type="float" office:value="102.218421" calcext:value-type="float">
            <text:p>102.218421</text:p>
          </table:table-cell>
          <table:table-cell office:value-type="float" office:value="102.665345" calcext:value-type="float">
            <text:p>102.665345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.028206" calcext:value-type="float">
            <text:p>2.028206</text:p>
          </table:table-cell>
          <table:table-cell office:value-type="float" office:value="107.467782" calcext:value-type="float">
            <text:p>107.467782</text:p>
          </table:table-cell>
          <table:table-cell office:value-type="float" office:value="102.383613" calcext:value-type="float">
            <text:p>102.383613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.063793" calcext:value-type="float">
            <text:p>2.063793</text:p>
          </table:table-cell>
          <table:table-cell office:value-type="float" office:value="104.573548" calcext:value-type="float">
            <text:p>104.573548</text:p>
          </table:table-cell>
          <table:table-cell office:value-type="float" office:value="101.790526" calcext:value-type="float">
            <text:p>101.79052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050171" calcext:value-type="float">
            <text:p>2.050171</text:p>
          </table:table-cell>
          <table:table-cell office:value-type="float" office:value="103.549707" calcext:value-type="float">
            <text:p>103.549707</text:p>
          </table:table-cell>
          <table:table-cell office:value-type="float" office:value="104.305587" calcext:value-type="float">
            <text:p>104.305587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2.036072" calcext:value-type="float">
            <text:p>2.036072</text:p>
          </table:table-cell>
          <table:table-cell office:value-type="float" office:value="102.939995" calcext:value-type="float">
            <text:p>102.939995</text:p>
          </table:table-cell>
          <table:table-cell office:value-type="float" office:value="110.08912" calcext:value-type="float">
            <text:p>110.08912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.020179" calcext:value-type="float">
            <text:p>2.020179</text:p>
          </table:table-cell>
          <table:table-cell office:value-type="float" office:value="107.335938" calcext:value-type="float">
            <text:p>107.335938</text:p>
          </table:table-cell>
          <table:table-cell office:value-type="float" office:value="114.535784" calcext:value-type="float">
            <text:p>114.535784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2.037874" calcext:value-type="float">
            <text:p>2.037874</text:p>
          </table:table-cell>
          <table:table-cell office:value-type="float" office:value="109.710602" calcext:value-type="float">
            <text:p>109.710602</text:p>
          </table:table-cell>
          <table:table-cell office:value-type="float" office:value="108.851458" calcext:value-type="float">
            <text:p>108.851458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.049618" calcext:value-type="float">
            <text:p>2.049618</text:p>
          </table:table-cell>
          <table:table-cell office:value-type="float" office:value="105.428318" calcext:value-type="float">
            <text:p>105.428318</text:p>
          </table:table-cell>
          <table:table-cell office:value-type="float" office:value="102.093137" calcext:value-type="float">
            <text:p>102.093137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.019131" calcext:value-type="float">
            <text:p>2.019131</text:p>
          </table:table-cell>
          <table:table-cell office:value-type="float" office:value="107.264205" calcext:value-type="float">
            <text:p>107.264205</text:p>
          </table:table-cell>
          <table:table-cell office:value-type="float" office:value="112.302284" calcext:value-type="float">
            <text:p>112.302284</text:p>
          </table:table-cell>
          <table:table-cell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.066546" calcext:value-type="float">
            <text:p>2.066546</text:p>
          </table:table-cell>
          <table:table-cell office:value-type="float" office:value="103.297304" calcext:value-type="float">
            <text:p>103.297304</text:p>
          </table:table-cell>
          <table:table-cell office:value-type="float" office:value="109.734307" calcext:value-type="float">
            <text:p>109.734307</text:p>
          </table:table-cell>
          <table:table-cell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.999934" calcext:value-type="float">
            <text:p>1.999934</text:p>
          </table:table-cell>
          <table:table-cell office:value-type="float" office:value="108.562632" calcext:value-type="float">
            <text:p>108.562632</text:p>
          </table:table-cell>
          <table:table-cell office:value-type="float" office:value="101.782383" calcext:value-type="float">
            <text:p>101.782383</text:p>
          </table:table-cell>
          <table:table-cell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.079326" calcext:value-type="float">
            <text:p>2.079326</text:p>
          </table:table-cell>
          <table:table-cell office:value-type="float" office:value="100.58149" calcext:value-type="float">
            <text:p>100.58149</text:p>
          </table:table-cell>
          <table:table-cell office:value-type="float" office:value="108.542638" calcext:value-type="float">
            <text:p>108.542638</text:p>
          </table:table-cell>
          <table:table-cell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2.001588" calcext:value-type="float">
            <text:p>2.001588</text:p>
          </table:table-cell>
          <table:table-cell office:value-type="float" office:value="108.170965" calcext:value-type="float">
            <text:p>108.170965</text:p>
          </table:table-cell>
          <table:table-cell office:value-type="float" office:value="92.603412" calcext:value-type="float">
            <text:p>92.6034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034695" calcext:value-type="float">
            <text:p>2.034695</text:p>
          </table:table-cell>
          <table:table-cell office:value-type="float" office:value="100.7096" calcext:value-type="float">
            <text:p>100.7096</text:p>
          </table:table-cell>
          <table:table-cell office:value-type="float" office:value="96.83182" calcext:value-type="float">
            <text:p>96.83182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2.05853" calcext:value-type="float">
            <text:p>2.05853</text:p>
          </table:table-cell>
          <table:table-cell office:value-type="float" office:value="102.967149" calcext:value-type="float">
            <text:p>102.967149</text:p>
          </table:table-cell>
          <table:table-cell office:value-type="float" office:value="93.035974" calcext:value-type="float">
            <text:p>93.035974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.944514" calcext:value-type="float">
            <text:p>1.944514</text:p>
          </table:table-cell>
          <table:table-cell office:value-type="float" office:value="106.236745" calcext:value-type="float">
            <text:p>106.236745</text:p>
          </table:table-cell>
          <table:table-cell office:value-type="float" office:value="98.217963" calcext:value-type="float">
            <text:p>98.217963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2.087641" calcext:value-type="float">
            <text:p>2.087641</text:p>
          </table:table-cell>
          <table:table-cell office:value-type="float" office:value="103.988214" calcext:value-type="float">
            <text:p>103.988214</text:p>
          </table:table-cell>
          <table:table-cell office:value-type="float" office:value="97.54557" calcext:value-type="float">
            <text:p>97.54557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.01503" calcext:value-type="float">
            <text:p>2.01503</text:p>
          </table:table-cell>
          <table:table-cell office:value-type="float" office:value="104.807471" calcext:value-type="float">
            <text:p>104.807471</text:p>
          </table:table-cell>
          <table:table-cell office:value-type="float" office:value="94.939185" calcext:value-type="float">
            <text:p>94.939185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.049657" calcext:value-type="float">
            <text:p>2.049657</text:p>
          </table:table-cell>
          <table:table-cell office:value-type="float" office:value="104.624329" calcext:value-type="float">
            <text:p>104.624329</text:p>
          </table:table-cell>
          <table:table-cell office:value-type="float" office:value="92.963938" calcext:value-type="float">
            <text:p>92.963938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.00799" calcext:value-type="float">
            <text:p>2.00799</text:p>
          </table:table-cell>
          <table:table-cell office:value-type="float" office:value="102.562377" calcext:value-type="float">
            <text:p>102.562377</text:p>
          </table:table-cell>
          <table:table-cell office:value-type="float" office:value="118.88176" calcext:value-type="float">
            <text:p>118.88176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.060228" calcext:value-type="float">
            <text:p>2.060228</text:p>
          </table:table-cell>
          <table:table-cell office:value-type="float" office:value="107.409735" calcext:value-type="float">
            <text:p>107.409735</text:p>
          </table:table-cell>
          <table:table-cell office:value-type="float" office:value="126.704563" calcext:value-type="float">
            <text:p>126.704563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.035334" calcext:value-type="float">
            <text:p>2.035334</text:p>
          </table:table-cell>
          <table:table-cell office:value-type="float" office:value="106.172038" calcext:value-type="float">
            <text:p>106.172038</text:p>
          </table:table-cell>
          <table:table-cell office:value-type="float" office:value="119.928562" calcext:value-type="float">
            <text:p>119.928562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2.059323" calcext:value-type="float">
            <text:p>2.059323</text:p>
          </table:table-cell>
          <table:table-cell office:value-type="float" office:value="101.554145" calcext:value-type="float">
            <text:p>101.554145</text:p>
          </table:table-cell>
          <table:table-cell office:value-type="float" office:value="106.376487" calcext:value-type="float">
            <text:p>106.37648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036779" calcext:value-type="float">
            <text:p>2.036779</text:p>
          </table:table-cell>
          <table:table-cell office:value-type="float" office:value="101.516599" calcext:value-type="float">
            <text:p>101.516599</text:p>
          </table:table-cell>
          <table:table-cell office:value-type="float" office:value="98.818006" calcext:value-type="float">
            <text:p>98.818006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.011104" calcext:value-type="float">
            <text:p>2.011104</text:p>
          </table:table-cell>
          <table:table-cell office:value-type="float" office:value="105.463191" calcext:value-type="float">
            <text:p>105.463191</text:p>
          </table:table-cell>
          <table:table-cell office:value-type="float" office:value="93.504241" calcext:value-type="float">
            <text:p>93.504241</text:p>
          </table:table-cell>
          <table:table-cell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.029402" calcext:value-type="float">
            <text:p>2.029402</text:p>
          </table:table-cell>
          <table:table-cell office:value-type="float" office:value="98.9883" calcext:value-type="float">
            <text:p>98.9883</text:p>
          </table:table-cell>
          <table:table-cell office:value-type="float" office:value="109.39797" calcext:value-type="float">
            <text:p>109.39797</text:p>
          </table:table-cell>
          <table:table-cell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.020002" calcext:value-type="float">
            <text:p>2.020002</text:p>
          </table:table-cell>
          <table:table-cell office:value-type="float" office:value="107.639928" calcext:value-type="float">
            <text:p>107.639928</text:p>
          </table:table-cell>
          <table:table-cell office:value-type="float" office:value="109.162202" calcext:value-type="float">
            <text:p>109.162202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.106398" calcext:value-type="float">
            <text:p>2.106398</text:p>
          </table:table-cell>
          <table:table-cell office:value-type="float" office:value="105.512257" calcext:value-type="float">
            <text:p>105.512257</text:p>
          </table:table-cell>
          <table:table-cell office:value-type="float" office:value="102.90652" calcext:value-type="float">
            <text:p>102.90652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.96085" calcext:value-type="float">
            <text:p>1.96085</text:p>
          </table:table-cell>
          <table:table-cell office:value-type="float" office:value="104.812825" calcext:value-type="float">
            <text:p>104.812825</text:p>
          </table:table-cell>
          <table:table-cell office:value-type="float" office:value="100.507128" calcext:value-type="float">
            <text:p>100.507128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.038223" calcext:value-type="float">
            <text:p>2.038223</text:p>
          </table:table-cell>
          <table:table-cell office:value-type="float" office:value="102.939695" calcext:value-type="float">
            <text:p>102.939695</text:p>
          </table:table-cell>
          <table:table-cell office:value-type="float" office:value="90.419081" calcext:value-type="float">
            <text:p>90.419081</text:p>
          </table:table-cell>
          <table:table-cell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.072203" calcext:value-type="float">
            <text:p>2.072203</text:p>
          </table:table-cell>
          <table:table-cell office:value-type="float" office:value="103.29134" calcext:value-type="float">
            <text:p>103.29134</text:p>
          </table:table-cell>
          <table:table-cell office:value-type="float" office:value="97.970151" calcext:value-type="float">
            <text:p>97.970151</text:p>
          </table:table-cell>
          <table:table-cell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.045143" calcext:value-type="float">
            <text:p>2.045143</text:p>
          </table:table-cell>
          <table:table-cell office:value-type="float" office:value="106.277963" calcext:value-type="float">
            <text:p>106.277963</text:p>
          </table:table-cell>
          <table:table-cell office:value-type="float" office:value="105.804539" calcext:value-type="float">
            <text:p>105.804539</text:p>
          </table:table-cell>
          <table:table-cell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.008011" calcext:value-type="float">
            <text:p>2.008011</text:p>
          </table:table-cell>
          <table:table-cell office:value-type="float" office:value="105.193851" calcext:value-type="float">
            <text:p>105.193851</text:p>
          </table:table-cell>
          <table:table-cell office:value-type="float" office:value="109.026731" calcext:value-type="float">
            <text:p>109.02673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28788" calcext:value-type="float">
            <text:p>2.028788</text:p>
          </table:table-cell>
          <table:table-cell office:value-type="float" office:value="100.273514" calcext:value-type="float">
            <text:p>100.273514</text:p>
          </table:table-cell>
          <table:table-cell office:value-type="float" office:value="107.426663" calcext:value-type="float">
            <text:p>107.426663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.049321" calcext:value-type="float">
            <text:p>2.049321</text:p>
          </table:table-cell>
          <table:table-cell office:value-type="float" office:value="103.594036" calcext:value-type="float">
            <text:p>103.594036</text:p>
          </table:table-cell>
          <table:table-cell office:value-type="float" office:value="108.54905" calcext:value-type="float">
            <text:p>108.54905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.990266" calcext:value-type="float">
            <text:p>1.990266</text:p>
          </table:table-cell>
          <table:table-cell office:value-type="float" office:value="106.390525" calcext:value-type="float">
            <text:p>106.390525</text:p>
          </table:table-cell>
          <table:table-cell office:value-type="float" office:value="108.536567" calcext:value-type="float">
            <text:p>108.536567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.109757" calcext:value-type="float">
            <text:p>2.109757</text:p>
          </table:table-cell>
          <table:table-cell office:value-type="float" office:value="105.604766" calcext:value-type="float">
            <text:p>105.604766</text:p>
          </table:table-cell>
          <table:table-cell office:value-type="float" office:value="114.42821" calcext:value-type="float">
            <text:p>114.42821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.01362" calcext:value-type="float">
            <text:p>2.01362</text:p>
          </table:table-cell>
          <table:table-cell office:value-type="float" office:value="113.47585" calcext:value-type="float">
            <text:p>113.47585</text:p>
          </table:table-cell>
          <table:table-cell office:value-type="float" office:value="112.711153" calcext:value-type="float">
            <text:p>112.711153</text:p>
          </table:table-cell>
          <table:table-cell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.091547" calcext:value-type="float">
            <text:p>2.091547</text:p>
          </table:table-cell>
          <table:table-cell office:value-type="float" office:value="106.646802" calcext:value-type="float">
            <text:p>106.646802</text:p>
          </table:table-cell>
          <table:table-cell office:value-type="float" office:value="109.632761" calcext:value-type="float">
            <text:p>109.632761</text:p>
          </table:table-cell>
          <table:table-cell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.003607" calcext:value-type="float">
            <text:p>2.003607</text:p>
          </table:table-cell>
          <table:table-cell office:value-type="float" office:value="108.125723" calcext:value-type="float">
            <text:p>108.125723</text:p>
          </table:table-cell>
          <table:table-cell office:value-type="float" office:value="95.92999" calcext:value-type="float">
            <text:p>95.92999</text:p>
          </table:table-cell>
          <table:table-cell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.096004" calcext:value-type="float">
            <text:p>2.096004</text:p>
          </table:table-cell>
          <table:table-cell office:value-type="float" office:value="106.383145" calcext:value-type="float">
            <text:p>106.383145</text:p>
          </table:table-cell>
          <table:table-cell office:value-type="float" office:value="115.106352" calcext:value-type="float">
            <text:p>115.106352</text:p>
          </table:table-cell>
          <table:table-cell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.023197" calcext:value-type="float">
            <text:p>2.023197</text:p>
          </table:table-cell>
          <table:table-cell office:value-type="float" office:value="106.105658" calcext:value-type="float">
            <text:p>106.105658</text:p>
          </table:table-cell>
          <table:table-cell office:value-type="float" office:value="96.666176" calcext:value-type="float">
            <text:p>96.666176</text:p>
          </table:table-cell>
          <table:table-cell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.027912" calcext:value-type="float">
            <text:p>2.027912</text:p>
          </table:table-cell>
          <table:table-cell office:value-type="float" office:value="105.895859" calcext:value-type="float">
            <text:p>105.895859</text:p>
          </table:table-cell>
          <table:table-cell office:value-type="float" office:value="104.750306" calcext:value-type="float">
            <text:p>104.7503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07885" calcext:value-type="float">
            <text:p>2.07885</text:p>
          </table:table-cell>
          <table:table-cell office:value-type="float" office:value="98.670256" calcext:value-type="float">
            <text:p>98.670256</text:p>
          </table:table-cell>
          <table:table-cell office:value-type="float" office:value="106.773653" calcext:value-type="float">
            <text:p>106.773653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.985759" calcext:value-type="float">
            <text:p>1.985759</text:p>
          </table:table-cell>
          <table:table-cell office:value-type="float" office:value="100.595901" calcext:value-type="float">
            <text:p>100.595901</text:p>
          </table:table-cell>
          <table:table-cell office:value-type="float" office:value="100.946835" calcext:value-type="float">
            <text:p>100.946835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.072374" calcext:value-type="float">
            <text:p>2.072374</text:p>
          </table:table-cell>
          <table:table-cell office:value-type="float" office:value="104.937501" calcext:value-type="float">
            <text:p>104.937501</text:p>
          </table:table-cell>
          <table:table-cell office:value-type="float" office:value="100.95369" calcext:value-type="float">
            <text:p>100.95369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.003621" calcext:value-type="float">
            <text:p>2.003621</text:p>
          </table:table-cell>
          <table:table-cell office:value-type="float" office:value="102.888073" calcext:value-type="float">
            <text:p>102.888073</text:p>
          </table:table-cell>
          <table:table-cell office:value-type="float" office:value="99.774487" calcext:value-type="float">
            <text:p>99.774487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.067482" calcext:value-type="float">
            <text:p>2.067482</text:p>
          </table:table-cell>
          <table:table-cell office:value-type="float" office:value="106.574843" calcext:value-type="float">
            <text:p>106.574843</text:p>
          </table:table-cell>
          <table:table-cell office:value-type="float" office:value="92.050696" calcext:value-type="float">
            <text:p>92.050696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.983714" calcext:value-type="float">
            <text:p>1.983714</text:p>
          </table:table-cell>
          <table:table-cell office:value-type="float" office:value="112.761635" calcext:value-type="float">
            <text:p>112.761635</text:p>
          </table:table-cell>
          <table:table-cell office:value-type="float" office:value="99.915041" calcext:value-type="float">
            <text:p>99.915041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.060832" calcext:value-type="float">
            <text:p>2.060832</text:p>
          </table:table-cell>
          <table:table-cell office:value-type="float" office:value="109.409368" calcext:value-type="float">
            <text:p>109.409368</text:p>
          </table:table-cell>
          <table:table-cell office:value-type="float" office:value="100.600385" calcext:value-type="float">
            <text:p>100.600385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.059919" calcext:value-type="float">
            <text:p>2.059919</text:p>
          </table:table-cell>
          <table:table-cell office:value-type="float" office:value="108.156751" calcext:value-type="float">
            <text:p>108.156751</text:p>
          </table:table-cell>
          <table:table-cell office:value-type="float" office:value="112.936821" calcext:value-type="float">
            <text:p>112.936821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.002907" calcext:value-type="float">
            <text:p>2.002907</text:p>
          </table:table-cell>
          <table:table-cell office:value-type="float" office:value="103.551072" calcext:value-type="float">
            <text:p>103.551072</text:p>
          </table:table-cell>
          <table:table-cell office:value-type="float" office:value="102.065933" calcext:value-type="float">
            <text:p>102.065933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.011209" calcext:value-type="float">
            <text:p>2.011209</text:p>
          </table:table-cell>
          <table:table-cell office:value-type="float" office:value="99.900046" calcext:value-type="float">
            <text:p>99.900046</text:p>
          </table:table-cell>
          <table:table-cell office:value-type="float" office:value="86.637719" calcext:value-type="float">
            <text:p>86.6377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41341" calcext:value-type="float">
            <text:p>2.041341</text:p>
          </table:table-cell>
          <table:table-cell office:value-type="float" office:value="101.639279" calcext:value-type="float">
            <text:p>101.639279</text:p>
          </table:table-cell>
          <table:table-cell office:value-type="float" office:value="100.927017" calcext:value-type="float">
            <text:p>100.927017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.021358" calcext:value-type="float">
            <text:p>2.021358</text:p>
          </table:table-cell>
          <table:table-cell office:value-type="float" office:value="98.10506" calcext:value-type="float">
            <text:p>98.10506</text:p>
          </table:table-cell>
          <table:table-cell office:value-type="float" office:value="114.862401" calcext:value-type="float">
            <text:p>114.862401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.995208" calcext:value-type="float">
            <text:p>1.995208</text:p>
          </table:table-cell>
          <table:table-cell office:value-type="float" office:value="100.9541" calcext:value-type="float">
            <text:p>100.9541</text:p>
          </table:table-cell>
          <table:table-cell office:value-type="float" office:value="109.676965" calcext:value-type="float">
            <text:p>109.676965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.065969" calcext:value-type="float">
            <text:p>2.065969</text:p>
          </table:table-cell>
          <table:table-cell office:value-type="float" office:value="107.603279" calcext:value-type="float">
            <text:p>107.603279</text:p>
          </table:table-cell>
          <table:table-cell office:value-type="float" office:value="106.363393" calcext:value-type="float">
            <text:p>106.363393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.023831" calcext:value-type="float">
            <text:p>2.023831</text:p>
          </table:table-cell>
          <table:table-cell office:value-type="float" office:value="113.396467" calcext:value-type="float">
            <text:p>113.396467</text:p>
          </table:table-cell>
          <table:table-cell office:value-type="float" office:value="99.603339" calcext:value-type="float">
            <text:p>99.603339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.075938" calcext:value-type="float">
            <text:p>2.075938</text:p>
          </table:table-cell>
          <table:table-cell office:value-type="float" office:value="112.604628" calcext:value-type="float">
            <text:p>112.604628</text:p>
          </table:table-cell>
          <table:table-cell office:value-type="float" office:value="101.029486" calcext:value-type="float">
            <text:p>101.029486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.042343" calcext:value-type="float">
            <text:p>2.042343</text:p>
          </table:table-cell>
          <table:table-cell office:value-type="float" office:value="109.452139" calcext:value-type="float">
            <text:p>109.452139</text:p>
          </table:table-cell>
          <table:table-cell office:value-type="float" office:value="111.998316" calcext:value-type="float">
            <text:p>111.998316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.047132" calcext:value-type="float">
            <text:p>2.047132</text:p>
          </table:table-cell>
          <table:table-cell office:value-type="float" office:value="105.534266" calcext:value-type="float">
            <text:p>105.534266</text:p>
          </table:table-cell>
          <table:table-cell office:value-type="float" office:value="116.900254" calcext:value-type="float">
            <text:p>116.900254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.050818" calcext:value-type="float">
            <text:p>2.050818</text:p>
          </table:table-cell>
          <table:table-cell office:value-type="float" office:value="104.588644" calcext:value-type="float">
            <text:p>104.588644</text:p>
          </table:table-cell>
          <table:table-cell office:value-type="float" office:value="109.565144" calcext:value-type="float">
            <text:p>109.565144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.993078" calcext:value-type="float">
            <text:p>1.993078</text:p>
          </table:table-cell>
          <table:table-cell office:value-type="float" office:value="100.40275" calcext:value-type="float">
            <text:p>100.40275</text:p>
          </table:table-cell>
          <table:table-cell office:value-type="float" office:value="97.935339" calcext:value-type="float">
            <text:p>97.93533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043104" calcext:value-type="float">
            <text:p>2.043104</text:p>
          </table:table-cell>
          <table:table-cell office:value-type="float" office:value="102.774639" calcext:value-type="float">
            <text:p>102.774639</text:p>
          </table:table-cell>
          <table:table-cell office:value-type="float" office:value="107.429722" calcext:value-type="float">
            <text:p>107.429722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.983069" calcext:value-type="float">
            <text:p>1.983069</text:p>
          </table:table-cell>
          <table:table-cell office:value-type="float" office:value="100.200355" calcext:value-type="float">
            <text:p>100.200355</text:p>
          </table:table-cell>
          <table:table-cell office:value-type="float" office:value="114.118082" calcext:value-type="float">
            <text:p>114.118082</text:p>
          </table:table-cell>
          <table:table-cell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.055977" calcext:value-type="float">
            <text:p>2.055977</text:p>
          </table:table-cell>
          <table:table-cell office:value-type="float" office:value="109.700636" calcext:value-type="float">
            <text:p>109.700636</text:p>
          </table:table-cell>
          <table:table-cell office:value-type="float" office:value="86.925235" calcext:value-type="float">
            <text:p>86.925235</text:p>
          </table:table-cell>
          <table:table-cell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.011272" calcext:value-type="float">
            <text:p>2.011272</text:p>
          </table:table-cell>
          <table:table-cell office:value-type="float" office:value="103.121184" calcext:value-type="float">
            <text:p>103.121184</text:p>
          </table:table-cell>
          <table:table-cell office:value-type="float" office:value="91.631829" calcext:value-type="float">
            <text:p>91.631829</text:p>
          </table:table-cell>
          <table:table-cell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.03708" calcext:value-type="float">
            <text:p>2.03708</text:p>
          </table:table-cell>
          <table:table-cell office:value-type="float" office:value="106.247045" calcext:value-type="float">
            <text:p>106.247045</text:p>
          </table:table-cell>
          <table:table-cell office:value-type="float" office:value="100.233779" calcext:value-type="float">
            <text:p>100.233779</text:p>
          </table:table-cell>
          <table:table-cell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.053307" calcext:value-type="float">
            <text:p>2.053307</text:p>
          </table:table-cell>
          <table:table-cell office:value-type="float" office:value="107.272395" calcext:value-type="float">
            <text:p>107.272395</text:p>
          </table:table-cell>
          <table:table-cell office:value-type="float" office:value="95.567326" calcext:value-type="float">
            <text:p>95.567326</text:p>
          </table:table-cell>
          <table:table-cell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.028241" calcext:value-type="float">
            <text:p>2.028241</text:p>
          </table:table-cell>
          <table:table-cell office:value-type="float" office:value="102.254939" calcext:value-type="float">
            <text:p>102.254939</text:p>
          </table:table-cell>
          <table:table-cell office:value-type="float" office:value="104.284262" calcext:value-type="float">
            <text:p>104.284262</text:p>
          </table:table-cell>
          <table:table-cell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.08718" calcext:value-type="float">
            <text:p>2.08718</text:p>
          </table:table-cell>
          <table:table-cell office:value-type="float" office:value="105.205245" calcext:value-type="float">
            <text:p>105.205245</text:p>
          </table:table-cell>
          <table:table-cell office:value-type="float" office:value="105.979291" calcext:value-type="float">
            <text:p>105.979291</text:p>
          </table:table-cell>
          <table:table-cell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.005696" calcext:value-type="float">
            <text:p>2.005696</text:p>
          </table:table-cell>
          <table:table-cell office:value-type="float" office:value="103.390899" calcext:value-type="float">
            <text:p>103.390899</text:p>
          </table:table-cell>
          <table:table-cell office:value-type="float" office:value="99.400158" calcext:value-type="float">
            <text:p>99.400158</text:p>
          </table:table-cell>
          <table:table-cell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.013879" calcext:value-type="float">
            <text:p>2.013879</text:p>
          </table:table-cell>
          <table:table-cell office:value-type="float" office:value="101.190136" calcext:value-type="float">
            <text:p>101.190136</text:p>
          </table:table-cell>
          <table:table-cell office:value-type="float" office:value="107.510513" calcext:value-type="float">
            <text:p>107.51051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047612" calcext:value-type="float">
            <text:p>2.047612</text:p>
          </table:table-cell>
          <table:table-cell office:value-type="float" office:value="102.198332" calcext:value-type="float">
            <text:p>102.198332</text:p>
          </table:table-cell>
          <table:table-cell office:value-type="float" office:value="115.624668" calcext:value-type="float">
            <text:p>115.624668</text:p>
          </table:table-cell>
          <table:table-cell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.016256" calcext:value-type="float">
            <text:p>2.016256</text:p>
          </table:table-cell>
          <table:table-cell office:value-type="float" office:value="103.012958" calcext:value-type="float">
            <text:p>103.012958</text:p>
          </table:table-cell>
          <table:table-cell office:value-type="float" office:value="107.099903" calcext:value-type="float">
            <text:p>107.099903</text:p>
          </table:table-cell>
          <table:table-cell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.054975" calcext:value-type="float">
            <text:p>2.054975</text:p>
          </table:table-cell>
          <table:table-cell office:value-type="float" office:value="107.776744" calcext:value-type="float">
            <text:p>107.776744</text:p>
          </table:table-cell>
          <table:table-cell office:value-type="float" office:value="103.614125" calcext:value-type="float">
            <text:p>103.614125</text:p>
          </table:table-cell>
          <table:table-cell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.032404" calcext:value-type="float">
            <text:p>2.032404</text:p>
          </table:table-cell>
          <table:table-cell office:value-type="float" office:value="109.924691" calcext:value-type="float">
            <text:p>109.924691</text:p>
          </table:table-cell>
          <table:table-cell office:value-type="float" office:value="103.114557" calcext:value-type="float">
            <text:p>103.114557</text:p>
          </table:table-cell>
          <table:table-cell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.052617" calcext:value-type="float">
            <text:p>2.052617</text:p>
          </table:table-cell>
          <table:table-cell office:value-type="float" office:value="108.794282" calcext:value-type="float">
            <text:p>108.794282</text:p>
          </table:table-cell>
          <table:table-cell office:value-type="float" office:value="118.577562" calcext:value-type="float">
            <text:p>118.577562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.008326" calcext:value-type="float">
            <text:p>2.008326</text:p>
          </table:table-cell>
          <table:table-cell office:value-type="float" office:value="109.67164" calcext:value-type="float">
            <text:p>109.67164</text:p>
          </table:table-cell>
          <table:table-cell office:value-type="float" office:value="109.563148" calcext:value-type="float">
            <text:p>109.563148</text:p>
          </table:table-cell>
          <table:table-cell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.106052" calcext:value-type="float">
            <text:p>2.106052</text:p>
          </table:table-cell>
          <table:table-cell office:value-type="float" office:value="103.024538" calcext:value-type="float">
            <text:p>103.024538</text:p>
          </table:table-cell>
          <table:table-cell office:value-type="float" office:value="116.327496" calcext:value-type="float">
            <text:p>116.327496</text:p>
          </table:table-cell>
          <table:table-cell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.963923" calcext:value-type="float">
            <text:p>1.963923</text:p>
          </table:table-cell>
          <table:table-cell office:value-type="float" office:value="104.875925" calcext:value-type="float">
            <text:p>104.875925</text:p>
          </table:table-cell>
          <table:table-cell office:value-type="float" office:value="119.923743" calcext:value-type="float">
            <text:p>119.923743</text:p>
          </table:table-cell>
          <table:table-cell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.003765" calcext:value-type="float">
            <text:p>2.003765</text:p>
          </table:table-cell>
          <table:table-cell office:value-type="float" office:value="104.448089" calcext:value-type="float">
            <text:p>104.448089</text:p>
          </table:table-cell>
          <table:table-cell office:value-type="float" office:value="86.670629" calcext:value-type="float">
            <text:p>86.670629</text:p>
          </table:table-cell>
          <table:table-cell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2.034762" calcext:value-type="float">
            <text:p>2.034762</text:p>
          </table:table-cell>
          <table:table-cell office:value-type="float" office:value="104.755951" calcext:value-type="float">
            <text:p>104.755951</text:p>
          </table:table-cell>
          <table:table-cell office:value-type="float" office:value="94.505729" calcext:value-type="float">
            <text:p>94.50572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22554" calcext:value-type="float">
            <text:p>2.022554</text:p>
          </table:table-cell>
          <table:table-cell office:value-type="float" office:value="104.452299" calcext:value-type="float">
            <text:p>104.452299</text:p>
          </table:table-cell>
          <table:table-cell office:value-type="float" office:value="104.66919" calcext:value-type="float">
            <text:p>104.66919</text:p>
          </table:table-cell>
          <table:table-cell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.023048" calcext:value-type="float">
            <text:p>2.023048</text:p>
          </table:table-cell>
          <table:table-cell office:value-type="float" office:value="100.385759" calcext:value-type="float">
            <text:p>100.385759</text:p>
          </table:table-cell>
          <table:table-cell office:value-type="float" office:value="98.471938" calcext:value-type="float">
            <text:p>98.471938</text:p>
          </table:table-cell>
          <table:table-cell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.065061" calcext:value-type="float">
            <text:p>2.065061</text:p>
          </table:table-cell>
          <table:table-cell office:value-type="float" office:value="105.907696" calcext:value-type="float">
            <text:p>105.907696</text:p>
          </table:table-cell>
          <table:table-cell office:value-type="float" office:value="102.22483" calcext:value-type="float">
            <text:p>102.22483</text:p>
          </table:table-cell>
          <table:table-cell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.031504" calcext:value-type="float">
            <text:p>2.031504</text:p>
          </table:table-cell>
          <table:table-cell office:value-type="float" office:value="101.968309" calcext:value-type="float">
            <text:p>101.968309</text:p>
          </table:table-cell>
          <table:table-cell office:value-type="float" office:value="111.853861" calcext:value-type="float">
            <text:p>111.853861</text:p>
          </table:table-cell>
          <table:table-cell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.007468" calcext:value-type="float">
            <text:p>2.007468</text:p>
          </table:table-cell>
          <table:table-cell office:value-type="float" office:value="98.414831" calcext:value-type="float">
            <text:p>98.414831</text:p>
          </table:table-cell>
          <table:table-cell office:value-type="float" office:value="97.35244" calcext:value-type="float">
            <text:p>97.35244</text:p>
          </table:table-cell>
          <table:table-cell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.02551" calcext:value-type="float">
            <text:p>2.02551</text:p>
          </table:table-cell>
          <table:table-cell office:value-type="float" office:value="98.342614" calcext:value-type="float">
            <text:p>98.342614</text:p>
          </table:table-cell>
          <table:table-cell office:value-type="float" office:value="99.941394" calcext:value-type="float">
            <text:p>99.941394</text:p>
          </table:table-cell>
          <table:table-cell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.025086" calcext:value-type="float">
            <text:p>2.025086</text:p>
          </table:table-cell>
          <table:table-cell office:value-type="float" office:value="95.487116" calcext:value-type="float">
            <text:p>95.487116</text:p>
          </table:table-cell>
          <table:table-cell office:value-type="float" office:value="99.09582" calcext:value-type="float">
            <text:p>99.09582</text:p>
          </table:table-cell>
          <table:table-cell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.047843" calcext:value-type="float">
            <text:p>2.047843</text:p>
          </table:table-cell>
          <table:table-cell office:value-type="float" office:value="97.683791" calcext:value-type="float">
            <text:p>97.683791</text:p>
          </table:table-cell>
          <table:table-cell office:value-type="float" office:value="92.707245" calcext:value-type="float">
            <text:p>92.707245</text:p>
          </table:table-cell>
          <table:table-cell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.999386" calcext:value-type="float">
            <text:p>1.999386</text:p>
          </table:table-cell>
          <table:table-cell office:value-type="float" office:value="104.023535" calcext:value-type="float">
            <text:p>104.023535</text:p>
          </table:table-cell>
          <table:table-cell office:value-type="float" office:value="107.285792" calcext:value-type="float">
            <text:p>107.285792</text:p>
          </table:table-cell>
          <table:table-cell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.059276" calcext:value-type="float">
            <text:p>2.059276</text:p>
          </table:table-cell>
          <table:table-cell office:value-type="float" office:value="110.37824" calcext:value-type="float">
            <text:p>110.37824</text:p>
          </table:table-cell>
          <table:table-cell office:value-type="float" office:value="111.093639" calcext:value-type="float">
            <text:p>111.09363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13343" calcext:value-type="float">
            <text:p>2.013343</text:p>
          </table:table-cell>
          <table:table-cell office:value-type="float" office:value="108.916302" calcext:value-type="float">
            <text:p>108.916302</text:p>
          </table:table-cell>
          <table:table-cell office:value-type="float" office:value="111.741099" calcext:value-type="float">
            <text:p>111.741099</text:p>
          </table:table-cell>
          <table:table-cell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.040455" calcext:value-type="float">
            <text:p>2.040455</text:p>
          </table:table-cell>
          <table:table-cell office:value-type="float" office:value="109.858921" calcext:value-type="float">
            <text:p>109.858921</text:p>
          </table:table-cell>
          <table:table-cell office:value-type="float" office:value="113.102863" calcext:value-type="float">
            <text:p>113.102863</text:p>
          </table:table-cell>
          <table:table-cell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.023063" calcext:value-type="float">
            <text:p>2.023063</text:p>
          </table:table-cell>
          <table:table-cell office:value-type="float" office:value="107.905596" calcext:value-type="float">
            <text:p>107.905596</text:p>
          </table:table-cell>
          <table:table-cell office:value-type="float" office:value="101.980486" calcext:value-type="float">
            <text:p>101.980486</text:p>
          </table:table-cell>
          <table:table-cell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.036574" calcext:value-type="float">
            <text:p>2.036574</text:p>
          </table:table-cell>
          <table:table-cell office:value-type="float" office:value="109.193089" calcext:value-type="float">
            <text:p>109.193089</text:p>
          </table:table-cell>
          <table:table-cell office:value-type="float" office:value="97.286325" calcext:value-type="float">
            <text:p>97.286325</text:p>
          </table:table-cell>
          <table:table-cell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.059147" calcext:value-type="float">
            <text:p>2.059147</text:p>
          </table:table-cell>
          <table:table-cell office:value-type="float" office:value="108.631895" calcext:value-type="float">
            <text:p>108.631895</text:p>
          </table:table-cell>
          <table:table-cell office:value-type="float" office:value="107.629599" calcext:value-type="float">
            <text:p>107.629599</text:p>
          </table:table-cell>
          <table:table-cell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.014993" calcext:value-type="float">
            <text:p>2.014993</text:p>
          </table:table-cell>
          <table:table-cell office:value-type="float" office:value="106.641473" calcext:value-type="float">
            <text:p>106.641473</text:p>
          </table:table-cell>
          <table:table-cell office:value-type="float" office:value="109.205233" calcext:value-type="float">
            <text:p>109.205233</text:p>
          </table:table-cell>
          <table:table-cell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.076478" calcext:value-type="float">
            <text:p>2.076478</text:p>
          </table:table-cell>
          <table:table-cell office:value-type="float" office:value="99.174347" calcext:value-type="float">
            <text:p>99.174347</text:p>
          </table:table-cell>
          <table:table-cell office:value-type="float" office:value="107.896306" calcext:value-type="float">
            <text:p>107.896306</text:p>
          </table:table-cell>
          <table:table-cell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.997839" calcext:value-type="float">
            <text:p>1.997839</text:p>
          </table:table-cell>
          <table:table-cell office:value-type="float" office:value="99.885954" calcext:value-type="float">
            <text:p>99.885954</text:p>
          </table:table-cell>
          <table:table-cell office:value-type="float" office:value="99.889357" calcext:value-type="float">
            <text:p>99.889357</text:p>
          </table:table-cell>
          <table:table-cell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.004695" calcext:value-type="float">
            <text:p>2.004695</text:p>
          </table:table-cell>
          <table:table-cell office:value-type="float" office:value="99.241757" calcext:value-type="float">
            <text:p>99.241757</text:p>
          </table:table-cell>
          <table:table-cell office:value-type="float" office:value="95.503004" calcext:value-type="float">
            <text:p>95.503004</text:p>
          </table:table-cell>
          <table:table-cell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.044095" calcext:value-type="float">
            <text:p>2.044095</text:p>
          </table:table-cell>
          <table:table-cell office:value-type="float" office:value="101.958539" calcext:value-type="float">
            <text:p>101.958539</text:p>
          </table:table-cell>
          <table:table-cell office:value-type="float" office:value="104.980868" calcext:value-type="float">
            <text:p>104.98086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97719" calcext:value-type="float">
            <text:p>1.97719</text:p>
          </table:table-cell>
          <table:table-cell office:value-type="float" office:value="106.289259" calcext:value-type="float">
            <text:p>106.289259</text:p>
          </table:table-cell>
          <table:table-cell office:value-type="float" office:value="95.955563" calcext:value-type="float">
            <text:p>95.955563</text:p>
          </table:table-cell>
          <table:table-cell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.073825" calcext:value-type="float">
            <text:p>2.073825</text:p>
          </table:table-cell>
          <table:table-cell office:value-type="float" office:value="107.422872" calcext:value-type="float">
            <text:p>107.422872</text:p>
          </table:table-cell>
          <table:table-cell office:value-type="float" office:value="102.147254" calcext:value-type="float">
            <text:p>102.147254</text:p>
          </table:table-cell>
          <table:table-cell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.024594" calcext:value-type="float">
            <text:p>2.024594</text:p>
          </table:table-cell>
          <table:table-cell office:value-type="float" office:value="109.807061" calcext:value-type="float">
            <text:p>109.807061</text:p>
          </table:table-cell>
          <table:table-cell office:value-type="float" office:value="116.036426" calcext:value-type="float">
            <text:p>116.036426</text:p>
          </table:table-cell>
          <table:table-cell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2.026595" calcext:value-type="float">
            <text:p>2.026595</text:p>
          </table:table-cell>
          <table:table-cell office:value-type="float" office:value="109.391427" calcext:value-type="float">
            <text:p>109.391427</text:p>
          </table:table-cell>
          <table:table-cell office:value-type="float" office:value="109.575944" calcext:value-type="float">
            <text:p>109.575944</text:p>
          </table:table-cell>
          <table:table-cell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.048941" calcext:value-type="float">
            <text:p>2.048941</text:p>
          </table:table-cell>
          <table:table-cell office:value-type="float" office:value="108.153579" calcext:value-type="float">
            <text:p>108.153579</text:p>
          </table:table-cell>
          <table:table-cell office:value-type="float" office:value="110.222504" calcext:value-type="float">
            <text:p>110.222504</text:p>
          </table:table-cell>
          <table:table-cell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.048347" calcext:value-type="float">
            <text:p>2.048347</text:p>
          </table:table-cell>
          <table:table-cell office:value-type="float" office:value="106.756384" calcext:value-type="float">
            <text:p>106.756384</text:p>
          </table:table-cell>
          <table:table-cell office:value-type="float" office:value="111.592228" calcext:value-type="float">
            <text:p>111.592228</text:p>
          </table:table-cell>
          <table:table-cell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.997994" calcext:value-type="float">
            <text:p>1.997994</text:p>
          </table:table-cell>
          <table:table-cell office:value-type="float" office:value="96.263101" calcext:value-type="float">
            <text:p>96.263101</text:p>
          </table:table-cell>
          <table:table-cell office:value-type="float" office:value="104.570297" calcext:value-type="float">
            <text:p>104.570297</text:p>
          </table:table-cell>
          <table:table-cell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2.033842" calcext:value-type="float">
            <text:p>2.033842</text:p>
          </table:table-cell>
          <table:table-cell office:value-type="float" office:value="105.562047" calcext:value-type="float">
            <text:p>105.562047</text:p>
          </table:table-cell>
          <table:table-cell office:value-type="float" office:value="95.228832" calcext:value-type="float">
            <text:p>95.228832</text:p>
          </table:table-cell>
          <table:table-cell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.048242" calcext:value-type="float">
            <text:p>2.048242</text:p>
          </table:table-cell>
          <table:table-cell office:value-type="float" office:value="105.152823" calcext:value-type="float">
            <text:p>105.152823</text:p>
          </table:table-cell>
          <table:table-cell office:value-type="float" office:value="103.555156" calcext:value-type="float">
            <text:p>103.555156</text:p>
          </table:table-cell>
          <table:table-cell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.041037" calcext:value-type="float">
            <text:p>2.041037</text:p>
          </table:table-cell>
          <table:table-cell office:value-type="float" office:value="101.39289" calcext:value-type="float">
            <text:p>101.39289</text:p>
          </table:table-cell>
          <table:table-cell office:value-type="float" office:value="106.049751" calcext:value-type="float">
            <text:p>106.04975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040533" calcext:value-type="float">
            <text:p>2.040533</text:p>
          </table:table-cell>
          <table:table-cell office:value-type="float" office:value="106.698439" calcext:value-type="float">
            <text:p>106.698439</text:p>
          </table:table-cell>
          <table:table-cell office:value-type="float" office:value="103.206445" calcext:value-type="float">
            <text:p>103.206445</text:p>
          </table:table-cell>
          <table:table-cell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.984853" calcext:value-type="float">
            <text:p>1.984853</text:p>
          </table:table-cell>
          <table:table-cell office:value-type="float" office:value="104.520713" calcext:value-type="float">
            <text:p>104.520713</text:p>
          </table:table-cell>
          <table:table-cell office:value-type="float" office:value="99.334019" calcext:value-type="float">
            <text:p>99.334019</text:p>
          </table:table-cell>
          <table:table-cell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.071216" calcext:value-type="float">
            <text:p>2.071216</text:p>
          </table:table-cell>
          <table:table-cell office:value-type="float" office:value="107.460827" calcext:value-type="float">
            <text:p>107.460827</text:p>
          </table:table-cell>
          <table:table-cell office:value-type="float" office:value="102.674312" calcext:value-type="float">
            <text:p>102.674312</text:p>
          </table:table-cell>
          <table:table-cell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.030561" calcext:value-type="float">
            <text:p>2.030561</text:p>
          </table:table-cell>
          <table:table-cell office:value-type="float" office:value="105.117324" calcext:value-type="float">
            <text:p>105.117324</text:p>
          </table:table-cell>
          <table:table-cell office:value-type="float" office:value="97.603615" calcext:value-type="float">
            <text:p>97.603615</text:p>
          </table:table-cell>
          <table:table-cell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.028767" calcext:value-type="float">
            <text:p>2.028767</text:p>
          </table:table-cell>
          <table:table-cell office:value-type="float" office:value="103.536777" calcext:value-type="float">
            <text:p>103.536777</text:p>
          </table:table-cell>
          <table:table-cell office:value-type="float" office:value="104.464967" calcext:value-type="float">
            <text:p>104.464967</text:p>
          </table:table-cell>
          <table:table-cell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.040122" calcext:value-type="float">
            <text:p>2.040122</text:p>
          </table:table-cell>
          <table:table-cell office:value-type="float" office:value="106.746364" calcext:value-type="float">
            <text:p>106.746364</text:p>
          </table:table-cell>
          <table:table-cell office:value-type="float" office:value="92.796748" calcext:value-type="float">
            <text:p>92.796748</text:p>
          </table:table-cell>
          <table:table-cell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.085093" calcext:value-type="float">
            <text:p>2.085093</text:p>
          </table:table-cell>
          <table:table-cell office:value-type="float" office:value="106.439936" calcext:value-type="float">
            <text:p>106.439936</text:p>
          </table:table-cell>
          <table:table-cell office:value-type="float" office:value="105.181587" calcext:value-type="float">
            <text:p>105.181587</text:p>
          </table:table-cell>
          <table:table-cell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2.018984" calcext:value-type="float">
            <text:p>2.018984</text:p>
          </table:table-cell>
          <table:table-cell office:value-type="float" office:value="104.658042" calcext:value-type="float">
            <text:p>104.658042</text:p>
          </table:table-cell>
          <table:table-cell office:value-type="float" office:value="106.815665" calcext:value-type="float">
            <text:p>106.815665</text:p>
          </table:table-cell>
          <table:table-cell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.081474" calcext:value-type="float">
            <text:p>2.081474</text:p>
          </table:table-cell>
          <table:table-cell office:value-type="float" office:value="103.905131" calcext:value-type="float">
            <text:p>103.905131</text:p>
          </table:table-cell>
          <table:table-cell office:value-type="float" office:value="95.499373" calcext:value-type="float">
            <text:p>95.499373</text:p>
          </table:table-cell>
          <table:table-cell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1.97119" calcext:value-type="float">
            <text:p>1.97119</text:p>
          </table:table-cell>
          <table:table-cell office:value-type="float" office:value="102.453417" calcext:value-type="float">
            <text:p>102.453417</text:p>
          </table:table-cell>
          <table:table-cell office:value-type="float" office:value="106.810041" calcext:value-type="float">
            <text:p>106.81004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104497" calcext:value-type="float">
            <text:p>2.104497</text:p>
          </table:table-cell>
          <table:table-cell office:value-type="float" office:value="98.611015" calcext:value-type="float">
            <text:p>98.611015</text:p>
          </table:table-cell>
          <table:table-cell office:value-type="float" office:value="118.402806" calcext:value-type="float">
            <text:p>118.402806</text:p>
          </table:table-cell>
          <table:table-cell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.008072" calcext:value-type="float">
            <text:p>2.008072</text:p>
          </table:table-cell>
          <table:table-cell office:value-type="float" office:value="101.214435" calcext:value-type="float">
            <text:p>101.214435</text:p>
          </table:table-cell>
          <table:table-cell office:value-type="float" office:value="95.094668" calcext:value-type="float">
            <text:p>95.094668</text:p>
          </table:table-cell>
          <table:table-cell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.957919" calcext:value-type="float">
            <text:p>1.957919</text:p>
          </table:table-cell>
          <table:table-cell office:value-type="float" office:value="104.006363" calcext:value-type="float">
            <text:p>104.006363</text:p>
          </table:table-cell>
          <table:table-cell office:value-type="float" office:value="91.231632" calcext:value-type="float">
            <text:p>91.231632</text:p>
          </table:table-cell>
          <table:table-cell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.114265" calcext:value-type="float">
            <text:p>2.114265</text:p>
          </table:table-cell>
          <table:table-cell office:value-type="float" office:value="103.946755" calcext:value-type="float">
            <text:p>103.946755</text:p>
          </table:table-cell>
          <table:table-cell office:value-type="float" office:value="104.735282" calcext:value-type="float">
            <text:p>104.735282</text:p>
          </table:table-cell>
          <table:table-cell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.013149" calcext:value-type="float">
            <text:p>2.013149</text:p>
          </table:table-cell>
          <table:table-cell office:value-type="float" office:value="106.403325" calcext:value-type="float">
            <text:p>106.403325</text:p>
          </table:table-cell>
          <table:table-cell office:value-type="float" office:value="104.59979" calcext:value-type="float">
            <text:p>104.59979</text:p>
          </table:table-cell>
          <table:table-cell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.059185" calcext:value-type="float">
            <text:p>2.059185</text:p>
          </table:table-cell>
          <table:table-cell office:value-type="float" office:value="106.659903" calcext:value-type="float">
            <text:p>106.659903</text:p>
          </table:table-cell>
          <table:table-cell office:value-type="float" office:value="113.153857" calcext:value-type="float">
            <text:p>113.153857</text:p>
          </table:table-cell>
          <table:table-cell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.000063" calcext:value-type="float">
            <text:p>2.000063</text:p>
          </table:table-cell>
          <table:table-cell office:value-type="float" office:value="101.980377" calcext:value-type="float">
            <text:p>101.980377</text:p>
          </table:table-cell>
          <table:table-cell office:value-type="float" office:value="109.911691" calcext:value-type="float">
            <text:p>109.911691</text:p>
          </table:table-cell>
          <table:table-cell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.073151" calcext:value-type="float">
            <text:p>2.073151</text:p>
          </table:table-cell>
          <table:table-cell office:value-type="float" office:value="104.075823" calcext:value-type="float">
            <text:p>104.075823</text:p>
          </table:table-cell>
          <table:table-cell office:value-type="float" office:value="96.684465" calcext:value-type="float">
            <text:p>96.684465</text:p>
          </table:table-cell>
          <table:table-cell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.036598" calcext:value-type="float">
            <text:p>2.036598</text:p>
          </table:table-cell>
          <table:table-cell office:value-type="float" office:value="108.316992" calcext:value-type="float">
            <text:p>108.316992</text:p>
          </table:table-cell>
          <table:table-cell office:value-type="float" office:value="101.472671" calcext:value-type="float">
            <text:p>101.472671</text:p>
          </table:table-cell>
          <table:table-cell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.039743" calcext:value-type="float">
            <text:p>2.039743</text:p>
          </table:table-cell>
          <table:table-cell office:value-type="float" office:value="106.606367" calcext:value-type="float">
            <text:p>106.606367</text:p>
          </table:table-cell>
          <table:table-cell office:value-type="float" office:value="111.7925" calcext:value-type="float">
            <text:p>111.79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051555" calcext:value-type="float">
            <text:p>2.051555</text:p>
          </table:table-cell>
          <table:table-cell office:value-type="float" office:value="106.05301" calcext:value-type="float">
            <text:p>106.05301</text:p>
          </table:table-cell>
          <table:table-cell office:value-type="float" office:value="120.847479" calcext:value-type="float">
            <text:p>120.847479</text:p>
          </table:table-cell>
          <table:table-cell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.001773" calcext:value-type="float">
            <text:p>2.001773</text:p>
          </table:table-cell>
          <table:table-cell office:value-type="float" office:value="101.453765" calcext:value-type="float">
            <text:p>101.453765</text:p>
          </table:table-cell>
          <table:table-cell office:value-type="float" office:value="108.580913" calcext:value-type="float">
            <text:p>108.580913</text:p>
          </table:table-cell>
          <table:table-cell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.027668" calcext:value-type="float">
            <text:p>2.027668</text:p>
          </table:table-cell>
          <table:table-cell office:value-type="float" office:value="98.662078" calcext:value-type="float">
            <text:p>98.662078</text:p>
          </table:table-cell>
          <table:table-cell office:value-type="float" office:value="97.075254" calcext:value-type="float">
            <text:p>97.075254</text:p>
          </table:table-cell>
          <table:table-cell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1.999042" calcext:value-type="float">
            <text:p>1.999042</text:p>
          </table:table-cell>
          <table:table-cell office:value-type="float" office:value="108.206015" calcext:value-type="float">
            <text:p>108.206015</text:p>
          </table:table-cell>
          <table:table-cell office:value-type="float" office:value="104.59114" calcext:value-type="float">
            <text:p>104.59114</text:p>
          </table:table-cell>
          <table:table-cell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.12325" calcext:value-type="float">
            <text:p>2.12325</text:p>
          </table:table-cell>
          <table:table-cell office:value-type="float" office:value="111.914049" calcext:value-type="float">
            <text:p>111.914049</text:p>
          </table:table-cell>
          <table:table-cell office:value-type="float" office:value="103.857198" calcext:value-type="float">
            <text:p>103.857198</text:p>
          </table:table-cell>
          <table:table-cell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.975216" calcext:value-type="float">
            <text:p>1.975216</text:p>
          </table:table-cell>
          <table:table-cell office:value-type="float" office:value="111.140185" calcext:value-type="float">
            <text:p>111.140185</text:p>
          </table:table-cell>
          <table:table-cell office:value-type="float" office:value="103.86334" calcext:value-type="float">
            <text:p>103.86334</text:p>
          </table:table-cell>
          <table:table-cell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.071643" calcext:value-type="float">
            <text:p>2.071643</text:p>
          </table:table-cell>
          <table:table-cell office:value-type="float" office:value="108.952828" calcext:value-type="float">
            <text:p>108.952828</text:p>
          </table:table-cell>
          <table:table-cell office:value-type="float" office:value="104.974035" calcext:value-type="float">
            <text:p>104.974035</text:p>
          </table:table-cell>
          <table:table-cell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.044891" calcext:value-type="float">
            <text:p>2.044891</text:p>
          </table:table-cell>
          <table:table-cell office:value-type="float" office:value="101.281627" calcext:value-type="float">
            <text:p>101.281627</text:p>
          </table:table-cell>
          <table:table-cell office:value-type="float" office:value="111.65297" calcext:value-type="float">
            <text:p>111.65297</text:p>
          </table:table-cell>
          <table:table-cell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.013485" calcext:value-type="float">
            <text:p>2.013485</text:p>
          </table:table-cell>
          <table:table-cell office:value-type="float" office:value="99.307222" calcext:value-type="float">
            <text:p>99.307222</text:p>
          </table:table-cell>
          <table:table-cell office:value-type="float" office:value="105.853258" calcext:value-type="float">
            <text:p>105.853258</text:p>
          </table:table-cell>
          <table:table-cell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.016462" calcext:value-type="float">
            <text:p>2.016462</text:p>
          </table:table-cell>
          <table:table-cell office:value-type="float" office:value="105.985695" calcext:value-type="float">
            <text:p>105.985695</text:p>
          </table:table-cell>
          <table:table-cell office:value-type="float" office:value="95.738549" calcext:value-type="float">
            <text:p>95.73854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038831" calcext:value-type="float">
            <text:p>2.038831</text:p>
          </table:table-cell>
          <table:table-cell office:value-type="float" office:value="111.138152" calcext:value-type="float">
            <text:p>111.138152</text:p>
          </table:table-cell>
          <table:table-cell office:value-type="float" office:value="94.251783" calcext:value-type="float">
            <text:p>94.251783</text:p>
          </table:table-cell>
          <table:table-cell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.029558" calcext:value-type="float">
            <text:p>2.029558</text:p>
          </table:table-cell>
          <table:table-cell office:value-type="float" office:value="106.704509" calcext:value-type="float">
            <text:p>106.704509</text:p>
          </table:table-cell>
          <table:table-cell office:value-type="float" office:value="92.160803" calcext:value-type="float">
            <text:p>92.160803</text:p>
          </table:table-cell>
          <table:table-cell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.031626" calcext:value-type="float">
            <text:p>2.031626</text:p>
          </table:table-cell>
          <table:table-cell office:value-type="float" office:value="100.555887" calcext:value-type="float">
            <text:p>100.555887</text:p>
          </table:table-cell>
          <table:table-cell office:value-type="float" office:value="117.752022" calcext:value-type="float">
            <text:p>117.752022</text:p>
          </table:table-cell>
          <table:table-cell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.035872" calcext:value-type="float">
            <text:p>2.035872</text:p>
          </table:table-cell>
          <table:table-cell office:value-type="float" office:value="95.539325" calcext:value-type="float">
            <text:p>95.539325</text:p>
          </table:table-cell>
          <table:table-cell office:value-type="float" office:value="108.638971" calcext:value-type="float">
            <text:p>108.638971</text:p>
          </table:table-cell>
          <table:table-cell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.012497" calcext:value-type="float">
            <text:p>2.012497</text:p>
          </table:table-cell>
          <table:table-cell office:value-type="float" office:value="105.3676" calcext:value-type="float">
            <text:p>105.3676</text:p>
          </table:table-cell>
          <table:table-cell office:value-type="float" office:value="95.116185" calcext:value-type="float">
            <text:p>95.116185</text:p>
          </table:table-cell>
          <table:table-cell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2.062221" calcext:value-type="float">
            <text:p>2.062221</text:p>
          </table:table-cell>
          <table:table-cell office:value-type="float" office:value="107.529536" calcext:value-type="float">
            <text:p>107.529536</text:p>
          </table:table-cell>
          <table:table-cell office:value-type="float" office:value="115.857087" calcext:value-type="float">
            <text:p>115.857087</text:p>
          </table:table-cell>
          <table:table-cell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.034495" calcext:value-type="float">
            <text:p>2.034495</text:p>
          </table:table-cell>
          <table:table-cell office:value-type="float" office:value="107.956365" calcext:value-type="float">
            <text:p>107.956365</text:p>
          </table:table-cell>
          <table:table-cell office:value-type="float" office:value="112.95409" calcext:value-type="float">
            <text:p>112.95409</text:p>
          </table:table-cell>
          <table:table-cell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.007136" calcext:value-type="float">
            <text:p>2.007136</text:p>
          </table:table-cell>
          <table:table-cell office:value-type="float" office:value="108.395156" calcext:value-type="float">
            <text:p>108.395156</text:p>
          </table:table-cell>
          <table:table-cell office:value-type="float" office:value="95.041829" calcext:value-type="float">
            <text:p>95.041829</text:p>
          </table:table-cell>
          <table:table-cell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.060477" calcext:value-type="float">
            <text:p>2.060477</text:p>
          </table:table-cell>
          <table:table-cell office:value-type="float" office:value="107.671922" calcext:value-type="float">
            <text:p>107.671922</text:p>
          </table:table-cell>
          <table:table-cell office:value-type="float" office:value="109.678905" calcext:value-type="float">
            <text:p>109.678905</text:p>
          </table:table-cell>
          <table:table-cell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.067414" calcext:value-type="float">
            <text:p>2.067414</text:p>
          </table:table-cell>
          <table:table-cell office:value-type="float" office:value="109.674615" calcext:value-type="float">
            <text:p>109.674615</text:p>
          </table:table-cell>
          <table:table-cell office:value-type="float" office:value="109.039382" calcext:value-type="float">
            <text:p>109.03938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12927" calcext:value-type="float">
            <text:p>2.012927</text:p>
          </table:table-cell>
          <table:table-cell office:value-type="float" office:value="104.649604" calcext:value-type="float">
            <text:p>104.649604</text:p>
          </table:table-cell>
          <table:table-cell office:value-type="float" office:value="104.67981" calcext:value-type="float">
            <text:p>104.67981</text:p>
          </table:table-cell>
          <table:table-cell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2.06549" calcext:value-type="float">
            <text:p>2.06549</text:p>
          </table:table-cell>
          <table:table-cell office:value-type="float" office:value="105.154797" calcext:value-type="float">
            <text:p>105.154797</text:p>
          </table:table-cell>
          <table:table-cell office:value-type="float" office:value="105.175804" calcext:value-type="float">
            <text:p>105.175804</text:p>
          </table:table-cell>
          <table:table-cell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.991318" calcext:value-type="float">
            <text:p>1.991318</text:p>
          </table:table-cell>
          <table:table-cell office:value-type="float" office:value="102.699217" calcext:value-type="float">
            <text:p>102.699217</text:p>
          </table:table-cell>
          <table:table-cell office:value-type="float" office:value="108.286538" calcext:value-type="float">
            <text:p>108.286538</text:p>
          </table:table-cell>
          <table:table-cell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2.079873" calcext:value-type="float">
            <text:p>2.079873</text:p>
          </table:table-cell>
          <table:table-cell office:value-type="float" office:value="107.738367" calcext:value-type="float">
            <text:p>107.738367</text:p>
          </table:table-cell>
          <table:table-cell office:value-type="float" office:value="103.32347" calcext:value-type="float">
            <text:p>103.32347</text:p>
          </table:table-cell>
          <table:table-cell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2.046964" calcext:value-type="float">
            <text:p>2.046964</text:p>
          </table:table-cell>
          <table:table-cell office:value-type="float" office:value="107.322737" calcext:value-type="float">
            <text:p>107.322737</text:p>
          </table:table-cell>
          <table:table-cell office:value-type="float" office:value="101.373243" calcext:value-type="float">
            <text:p>101.373243</text:p>
          </table:table-cell>
          <table:table-cell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2.038661" calcext:value-type="float">
            <text:p>2.038661</text:p>
          </table:table-cell>
          <table:table-cell office:value-type="float" office:value="104.225739" calcext:value-type="float">
            <text:p>104.225739</text:p>
          </table:table-cell>
          <table:table-cell office:value-type="float" office:value="112.972207" calcext:value-type="float">
            <text:p>112.972207</text:p>
          </table:table-cell>
          <table:table-cell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.108884" calcext:value-type="float">
            <text:p>2.108884</text:p>
          </table:table-cell>
          <table:table-cell office:value-type="float" office:value="104.96996" calcext:value-type="float">
            <text:p>104.96996</text:p>
          </table:table-cell>
          <table:table-cell office:value-type="float" office:value="94.108069" calcext:value-type="float">
            <text:p>94.108069</text:p>
          </table:table-cell>
          <table:table-cell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1.959935" calcext:value-type="float">
            <text:p>1.959935</text:p>
          </table:table-cell>
          <table:table-cell office:value-type="float" office:value="105.428646" calcext:value-type="float">
            <text:p>105.428646</text:p>
          </table:table-cell>
          <table:table-cell office:value-type="float" office:value="100.625915" calcext:value-type="float">
            <text:p>100.625915</text:p>
          </table:table-cell>
          <table:table-cell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2.038008" calcext:value-type="float">
            <text:p>2.038008</text:p>
          </table:table-cell>
          <table:table-cell office:value-type="float" office:value="106.011302" calcext:value-type="float">
            <text:p>106.011302</text:p>
          </table:table-cell>
          <table:table-cell office:value-type="float" office:value="113.266586" calcext:value-type="float">
            <text:p>113.266586</text:p>
          </table:table-cell>
          <table:table-cell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2.038329" calcext:value-type="float">
            <text:p>2.038329</text:p>
          </table:table-cell>
          <table:table-cell office:value-type="float" office:value="101.8866" calcext:value-type="float">
            <text:p>101.8866</text:p>
          </table:table-cell>
          <table:table-cell office:value-type="float" office:value="102.449139" calcext:value-type="float">
            <text:p>102.44913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056047" calcext:value-type="float">
            <text:p>2.056047</text:p>
          </table:table-cell>
          <table:table-cell office:value-type="float" office:value="101.198605" calcext:value-type="float">
            <text:p>101.198605</text:p>
          </table:table-cell>
          <table:table-cell office:value-type="float" office:value="99.215095" calcext:value-type="float">
            <text:p>99.215095</text:p>
          </table:table-cell>
          <table:table-cell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2.003389" calcext:value-type="float">
            <text:p>2.003389</text:p>
          </table:table-cell>
          <table:table-cell office:value-type="float" office:value="103.886964" calcext:value-type="float">
            <text:p>103.886964</text:p>
          </table:table-cell>
          <table:table-cell office:value-type="float" office:value="100.669165" calcext:value-type="float">
            <text:p>100.669165</text:p>
          </table:table-cell>
          <table:table-cell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2.064564" calcext:value-type="float">
            <text:p>2.064564</text:p>
          </table:table-cell>
          <table:table-cell office:value-type="float" office:value="103.770417" calcext:value-type="float">
            <text:p>103.770417</text:p>
          </table:table-cell>
          <table:table-cell office:value-type="float" office:value="94.873211" calcext:value-type="float">
            <text:p>94.873211</text:p>
          </table:table-cell>
          <table:table-cell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2.010631" calcext:value-type="float">
            <text:p>2.010631</text:p>
          </table:table-cell>
          <table:table-cell office:value-type="float" office:value="105.929" calcext:value-type="float">
            <text:p>105.929</text:p>
          </table:table-cell>
          <table:table-cell office:value-type="float" office:value="99.694117" calcext:value-type="float">
            <text:p>99.694117</text:p>
          </table:table-cell>
          <table:table-cell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.993833" calcext:value-type="float">
            <text:p>1.993833</text:p>
          </table:table-cell>
          <table:table-cell office:value-type="float" office:value="105.672538" calcext:value-type="float">
            <text:p>105.672538</text:p>
          </table:table-cell>
          <table:table-cell office:value-type="float" office:value="111.583233" calcext:value-type="float">
            <text:p>111.583233</text:p>
          </table:table-cell>
          <table:table-cell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2.108724" calcext:value-type="float">
            <text:p>2.108724</text:p>
          </table:table-cell>
          <table:table-cell office:value-type="float" office:value="103.199288" calcext:value-type="float">
            <text:p>103.199288</text:p>
          </table:table-cell>
          <table:table-cell office:value-type="float" office:value="102.666763" calcext:value-type="float">
            <text:p>102.666763</text:p>
          </table:table-cell>
          <table:table-cell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.951968" calcext:value-type="float">
            <text:p>1.951968</text:p>
          </table:table-cell>
          <table:table-cell office:value-type="float" office:value="101.122901" calcext:value-type="float">
            <text:p>101.122901</text:p>
          </table:table-cell>
          <table:table-cell office:value-type="float" office:value="104.580727" calcext:value-type="float">
            <text:p>104.580727</text:p>
          </table:table-cell>
          <table:table-cell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2.104129" calcext:value-type="float">
            <text:p>2.104129</text:p>
          </table:table-cell>
          <table:table-cell office:value-type="float" office:value="95.911175" calcext:value-type="float">
            <text:p>95.911175</text:p>
          </table:table-cell>
          <table:table-cell office:value-type="float" office:value="108.713978" calcext:value-type="float">
            <text:p>108.713978</text:p>
          </table:table-cell>
          <table:table-cell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.953324" calcext:value-type="float">
            <text:p>1.953324</text:p>
          </table:table-cell>
          <table:table-cell office:value-type="float" office:value="108.026562" calcext:value-type="float">
            <text:p>108.026562</text:p>
          </table:table-cell>
          <table:table-cell office:value-type="float" office:value="95.471056" calcext:value-type="float">
            <text:p>95.471056</text:p>
          </table:table-cell>
          <table:table-cell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2.081752" calcext:value-type="float">
            <text:p>2.081752</text:p>
          </table:table-cell>
          <table:table-cell office:value-type="float" office:value="101.793006" calcext:value-type="float">
            <text:p>101.793006</text:p>
          </table:table-cell>
          <table:table-cell office:value-type="float" office:value="89.756199" calcext:value-type="float">
            <text:p>89.75619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010615" calcext:value-type="float">
            <text:p>2.010615</text:p>
          </table:table-cell>
          <table:table-cell office:value-type="float" office:value="106.822876" calcext:value-type="float">
            <text:p>106.822876</text:p>
          </table:table-cell>
          <table:table-cell office:value-type="float" office:value="107.147975" calcext:value-type="float">
            <text:p>107.147975</text:p>
          </table:table-cell>
          <table:table-cell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2.076735" calcext:value-type="float">
            <text:p>2.076735</text:p>
          </table:table-cell>
          <table:table-cell office:value-type="float" office:value="110.051732" calcext:value-type="float">
            <text:p>110.051732</text:p>
          </table:table-cell>
          <table:table-cell office:value-type="float" office:value="116.049075" calcext:value-type="float">
            <text:p>116.049075</text:p>
          </table:table-cell>
          <table:table-cell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2.0588" calcext:value-type="float">
            <text:p>2.0588</text:p>
          </table:table-cell>
          <table:table-cell office:value-type="float" office:value="110.832267" calcext:value-type="float">
            <text:p>110.832267</text:p>
          </table:table-cell>
          <table:table-cell office:value-type="float" office:value="113.485551" calcext:value-type="float">
            <text:p>113.485551</text:p>
          </table:table-cell>
          <table:table-cell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2.025289" calcext:value-type="float">
            <text:p>2.025289</text:p>
          </table:table-cell>
          <table:table-cell office:value-type="float" office:value="104.03318" calcext:value-type="float">
            <text:p>104.03318</text:p>
          </table:table-cell>
          <table:table-cell office:value-type="float" office:value="107.179095" calcext:value-type="float">
            <text:p>107.179095</text:p>
          </table:table-cell>
          <table:table-cell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2.067458" calcext:value-type="float">
            <text:p>2.067458</text:p>
          </table:table-cell>
          <table:table-cell office:value-type="float" office:value="106.864396" calcext:value-type="float">
            <text:p>106.864396</text:p>
          </table:table-cell>
          <table:table-cell office:value-type="float" office:value="113.806199" calcext:value-type="float">
            <text:p>113.806199</text:p>
          </table:table-cell>
          <table:table-cell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1.999312" calcext:value-type="float">
            <text:p>1.999312</text:p>
          </table:table-cell>
          <table:table-cell office:value-type="float" office:value="106.627779" calcext:value-type="float">
            <text:p>106.627779</text:p>
          </table:table-cell>
          <table:table-cell office:value-type="float" office:value="103.717914" calcext:value-type="float">
            <text:p>103.717914</text:p>
          </table:table-cell>
          <table:table-cell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.081919" calcext:value-type="float">
            <text:p>2.081919</text:p>
          </table:table-cell>
          <table:table-cell office:value-type="float" office:value="100.927942" calcext:value-type="float">
            <text:p>100.927942</text:p>
          </table:table-cell>
          <table:table-cell office:value-type="float" office:value="105.125702" calcext:value-type="float">
            <text:p>105.125702</text:p>
          </table:table-cell>
          <table:table-cell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1.943888" calcext:value-type="float">
            <text:p>1.943888</text:p>
          </table:table-cell>
          <table:table-cell office:value-type="float" office:value="99.505043" calcext:value-type="float">
            <text:p>99.505043</text:p>
          </table:table-cell>
          <table:table-cell office:value-type="float" office:value="99.307818" calcext:value-type="float">
            <text:p>99.307818</text:p>
          </table:table-cell>
          <table:table-cell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2.100718" calcext:value-type="float">
            <text:p>2.100718</text:p>
          </table:table-cell>
          <table:table-cell office:value-type="float" office:value="103.284008" calcext:value-type="float">
            <text:p>103.284008</text:p>
          </table:table-cell>
          <table:table-cell office:value-type="float" office:value="107.059855" calcext:value-type="float">
            <text:p>107.059855</text:p>
          </table:table-cell>
          <table:table-cell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1.961773" calcext:value-type="float">
            <text:p>1.961773</text:p>
          </table:table-cell>
          <table:table-cell office:value-type="float" office:value="109.429215" calcext:value-type="float">
            <text:p>109.429215</text:p>
          </table:table-cell>
          <table:table-cell office:value-type="float" office:value="117.003997" calcext:value-type="float">
            <text:p>117.00399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044463" calcext:value-type="float">
            <text:p>2.044463</text:p>
          </table:table-cell>
          <table:table-cell office:value-type="float" office:value="107.585027" calcext:value-type="float">
            <text:p>107.585027</text:p>
          </table:table-cell>
          <table:table-cell office:value-type="float" office:value="106.383131" calcext:value-type="float">
            <text:p>106.383131</text:p>
          </table:table-cell>
          <table:table-cell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2.052674" calcext:value-type="float">
            <text:p>2.052674</text:p>
          </table:table-cell>
          <table:table-cell office:value-type="float" office:value="106.32414" calcext:value-type="float">
            <text:p>106.32414</text:p>
          </table:table-cell>
          <table:table-cell office:value-type="float" office:value="99.040484" calcext:value-type="float">
            <text:p>99.040484</text:p>
          </table:table-cell>
          <table:table-cell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2.028717" calcext:value-type="float">
            <text:p>2.028717</text:p>
          </table:table-cell>
          <table:table-cell office:value-type="float" office:value="108.170174" calcext:value-type="float">
            <text:p>108.170174</text:p>
          </table:table-cell>
          <table:table-cell office:value-type="float" office:value="96.326598" calcext:value-type="float">
            <text:p>96.326598</text:p>
          </table:table-cell>
          <table:table-cell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2.049142" calcext:value-type="float">
            <text:p>2.049142</text:p>
          </table:table-cell>
          <table:table-cell office:value-type="float" office:value="102.574311" calcext:value-type="float">
            <text:p>102.574311</text:p>
          </table:table-cell>
          <table:table-cell office:value-type="float" office:value="107.31073" calcext:value-type="float">
            <text:p>107.31073</text:p>
          </table:table-cell>
          <table:table-cell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2.034407" calcext:value-type="float">
            <text:p>2.034407</text:p>
          </table:table-cell>
          <table:table-cell office:value-type="float" office:value="102.205434" calcext:value-type="float">
            <text:p>102.205434</text:p>
          </table:table-cell>
          <table:table-cell office:value-type="float" office:value="98.365345" calcext:value-type="float">
            <text:p>98.365345</text:p>
          </table:table-cell>
          <table:table-cell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2.008988" calcext:value-type="float">
            <text:p>2.008988</text:p>
          </table:table-cell>
          <table:table-cell office:value-type="float" office:value="102.599541" calcext:value-type="float">
            <text:p>102.599541</text:p>
          </table:table-cell>
          <table:table-cell office:value-type="float" office:value="99.123956" calcext:value-type="float">
            <text:p>99.123956</text:p>
          </table:table-cell>
          <table:table-cell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.994107" calcext:value-type="float">
            <text:p>1.994107</text:p>
          </table:table-cell>
          <table:table-cell office:value-type="float" office:value="104.670495" calcext:value-type="float">
            <text:p>104.670495</text:p>
          </table:table-cell>
          <table:table-cell office:value-type="float" office:value="106.649454" calcext:value-type="float">
            <text:p>106.649454</text:p>
          </table:table-cell>
          <table:table-cell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2.027204" calcext:value-type="float">
            <text:p>2.027204</text:p>
          </table:table-cell>
          <table:table-cell office:value-type="float" office:value="100.76909" calcext:value-type="float">
            <text:p>100.76909</text:p>
          </table:table-cell>
          <table:table-cell office:value-type="float" office:value="106.283053" calcext:value-type="float">
            <text:p>106.283053</text:p>
          </table:table-cell>
          <table:table-cell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2.037816" calcext:value-type="float">
            <text:p>2.037816</text:p>
          </table:table-cell>
          <table:table-cell office:value-type="float" office:value="101.16511" calcext:value-type="float">
            <text:p>101.16511</text:p>
          </table:table-cell>
          <table:table-cell office:value-type="float" office:value="110.436971" calcext:value-type="float">
            <text:p>110.436971</text:p>
          </table:table-cell>
          <table:table-cell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2.023296" calcext:value-type="float">
            <text:p>2.023296</text:p>
          </table:table-cell>
          <table:table-cell office:value-type="float" office:value="105.239071" calcext:value-type="float">
            <text:p>105.239071</text:p>
          </table:table-cell>
          <table:table-cell office:value-type="float" office:value="122.409191" calcext:value-type="float">
            <text:p>122.4091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038529" calcext:value-type="float">
            <text:p>2.038529</text:p>
          </table:table-cell>
          <table:table-cell office:value-type="float" office:value="109.130546" calcext:value-type="float">
            <text:p>109.130546</text:p>
          </table:table-cell>
          <table:table-cell office:value-type="float" office:value="111.348145" calcext:value-type="float">
            <text:p>111.348145</text:p>
          </table:table-cell>
          <table:table-cell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2.070272" calcext:value-type="float">
            <text:p>2.070272</text:p>
          </table:table-cell>
          <table:table-cell office:value-type="float" office:value="111.932607" calcext:value-type="float">
            <text:p>111.932607</text:p>
          </table:table-cell>
          <table:table-cell office:value-type="float" office:value="110.846709" calcext:value-type="float">
            <text:p>110.846709</text:p>
          </table:table-cell>
          <table:table-cell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2.062381" calcext:value-type="float">
            <text:p>2.062381</text:p>
          </table:table-cell>
          <table:table-cell office:value-type="float" office:value="108.267345" calcext:value-type="float">
            <text:p>108.267345</text:p>
          </table:table-cell>
          <table:table-cell office:value-type="float" office:value="99.000706" calcext:value-type="float">
            <text:p>99.000706</text:p>
          </table:table-cell>
          <table:table-cell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1.984424" calcext:value-type="float">
            <text:p>1.984424</text:p>
          </table:table-cell>
          <table:table-cell office:value-type="float" office:value="106.800419" calcext:value-type="float">
            <text:p>106.800419</text:p>
          </table:table-cell>
          <table:table-cell office:value-type="float" office:value="84.406484" calcext:value-type="float">
            <text:p>84.406484</text:p>
          </table:table-cell>
          <table:table-cell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.094032" calcext:value-type="float">
            <text:p>2.094032</text:p>
          </table:table-cell>
          <table:table-cell office:value-type="float" office:value="97.365117" calcext:value-type="float">
            <text:p>97.365117</text:p>
          </table:table-cell>
          <table:table-cell office:value-type="float" office:value="103.312275" calcext:value-type="float">
            <text:p>103.312275</text:p>
          </table:table-cell>
          <table:table-cell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2.008967" calcext:value-type="float">
            <text:p>2.008967</text:p>
          </table:table-cell>
          <table:table-cell office:value-type="float" office:value="103.298252" calcext:value-type="float">
            <text:p>103.298252</text:p>
          </table:table-cell>
          <table:table-cell office:value-type="float" office:value="114.946833" calcext:value-type="float">
            <text:p>114.946833</text:p>
          </table:table-cell>
          <table:table-cell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2.031332" calcext:value-type="float">
            <text:p>2.031332</text:p>
          </table:table-cell>
          <table:table-cell office:value-type="float" office:value="100.276245" calcext:value-type="float">
            <text:p>100.276245</text:p>
          </table:table-cell>
          <table:table-cell office:value-type="float" office:value="111.186693" calcext:value-type="float">
            <text:p>111.186693</text:p>
          </table:table-cell>
          <table:table-cell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2.005985" calcext:value-type="float">
            <text:p>2.005985</text:p>
          </table:table-cell>
          <table:table-cell office:value-type="float" office:value="98.157578" calcext:value-type="float">
            <text:p>98.157578</text:p>
          </table:table-cell>
          <table:table-cell office:value-type="float" office:value="113.799332" calcext:value-type="float">
            <text:p>113.799332</text:p>
          </table:table-cell>
          <table:table-cell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2.067134" calcext:value-type="float">
            <text:p>2.067134</text:p>
          </table:table-cell>
          <table:table-cell office:value-type="float" office:value="107.034153" calcext:value-type="float">
            <text:p>107.034153</text:p>
          </table:table-cell>
          <table:table-cell office:value-type="float" office:value="106.082713" calcext:value-type="float">
            <text:p>106.082713</text:p>
          </table:table-cell>
          <table:table-cell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2.09045" calcext:value-type="float">
            <text:p>2.09045</text:p>
          </table:table-cell>
          <table:table-cell office:value-type="float" office:value="110.366313" calcext:value-type="float">
            <text:p>110.366313</text:p>
          </table:table-cell>
          <table:table-cell office:value-type="float" office:value="106.151628" calcext:value-type="float">
            <text:p>106.15162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972604" calcext:value-type="float">
            <text:p>1.972604</text:p>
          </table:table-cell>
          <table:table-cell office:value-type="float" office:value="114.045598" calcext:value-type="float">
            <text:p>114.045598</text:p>
          </table:table-cell>
          <table:table-cell office:value-type="float" office:value="115.876539" calcext:value-type="float">
            <text:p>115.876539</text:p>
          </table:table-cell>
          <table:table-cell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2.120679" calcext:value-type="float">
            <text:p>2.120679</text:p>
          </table:table-cell>
          <table:table-cell office:value-type="float" office:value="103.66402" calcext:value-type="float">
            <text:p>103.66402</text:p>
          </table:table-cell>
          <table:table-cell office:value-type="float" office:value="103.456725" calcext:value-type="float">
            <text:p>103.456725</text:p>
          </table:table-cell>
          <table:table-cell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2.027522" calcext:value-type="float">
            <text:p>2.027522</text:p>
          </table:table-cell>
          <table:table-cell office:value-type="float" office:value="105.230451" calcext:value-type="float">
            <text:p>105.230451</text:p>
          </table:table-cell>
          <table:table-cell office:value-type="float" office:value="81.363059" calcext:value-type="float">
            <text:p>81.363059</text:p>
          </table:table-cell>
          <table:table-cell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1.992837" calcext:value-type="float">
            <text:p>1.992837</text:p>
          </table:table-cell>
          <table:table-cell office:value-type="float" office:value="99.394921" calcext:value-type="float">
            <text:p>99.394921</text:p>
          </table:table-cell>
          <table:table-cell office:value-type="float" office:value="107.302183" calcext:value-type="float">
            <text:p>107.302183</text:p>
          </table:table-cell>
          <table:table-cell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2.027789" calcext:value-type="float">
            <text:p>2.027789</text:p>
          </table:table-cell>
          <table:table-cell office:value-type="float" office:value="96.794445" calcext:value-type="float">
            <text:p>96.794445</text:p>
          </table:table-cell>
          <table:table-cell office:value-type="float" office:value="120.661885" calcext:value-type="float">
            <text:p>120.661885</text:p>
          </table:table-cell>
          <table:table-cell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2.067933" calcext:value-type="float">
            <text:p>2.067933</text:p>
          </table:table-cell>
          <table:table-cell office:value-type="float" office:value="99.134104" calcext:value-type="float">
            <text:p>99.134104</text:p>
          </table:table-cell>
          <table:table-cell office:value-type="float" office:value="92.926263" calcext:value-type="float">
            <text:p>92.926263</text:p>
          </table:table-cell>
          <table:table-cell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.96001" calcext:value-type="float">
            <text:p>1.96001</text:p>
          </table:table-cell>
          <table:table-cell office:value-type="float" office:value="101.7985" calcext:value-type="float">
            <text:p>101.7985</text:p>
          </table:table-cell>
          <table:table-cell office:value-type="float" office:value="109.166877" calcext:value-type="float">
            <text:p>109.166877</text:p>
          </table:table-cell>
          <table:table-cell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2.089054" calcext:value-type="float">
            <text:p>2.089054</text:p>
          </table:table-cell>
          <table:table-cell office:value-type="float" office:value="107.253154" calcext:value-type="float">
            <text:p>107.253154</text:p>
          </table:table-cell>
          <table:table-cell office:value-type="float" office:value="104.893451" calcext:value-type="float">
            <text:p>104.893451</text:p>
          </table:table-cell>
          <table:table-cell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2.052178" calcext:value-type="float">
            <text:p>2.052178</text:p>
          </table:table-cell>
          <table:table-cell office:value-type="float" office:value="109.049009" calcext:value-type="float">
            <text:p>109.049009</text:p>
          </table:table-cell>
          <table:table-cell office:value-type="float" office:value="100.732518" calcext:value-type="float">
            <text:p>100.732518</text:p>
          </table:table-cell>
          <table:table-cell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2.025019" calcext:value-type="float">
            <text:p>2.025019</text:p>
          </table:table-cell>
          <table:table-cell office:value-type="float" office:value="103.127046" calcext:value-type="float">
            <text:p>103.127046</text:p>
          </table:table-cell>
          <table:table-cell office:value-type="float" office:value="110.047567" calcext:value-type="float">
            <text:p>110.04756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099509" calcext:value-type="float">
            <text:p>2.099509</text:p>
          </table:table-cell>
          <table:table-cell office:value-type="float" office:value="105.067417" calcext:value-type="float">
            <text:p>105.067417</text:p>
          </table:table-cell>
          <table:table-cell office:value-type="float" office:value="111.187497" calcext:value-type="float">
            <text:p>111.187497</text:p>
          </table:table-cell>
          <table:table-cell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.964065" calcext:value-type="float">
            <text:p>1.964065</text:p>
          </table:table-cell>
          <table:table-cell office:value-type="float" office:value="105.626922" calcext:value-type="float">
            <text:p>105.626922</text:p>
          </table:table-cell>
          <table:table-cell office:value-type="float" office:value="106.30598" calcext:value-type="float">
            <text:p>106.30598</text:p>
          </table:table-cell>
          <table:table-cell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2.126705" calcext:value-type="float">
            <text:p>2.126705</text:p>
          </table:table-cell>
          <table:table-cell office:value-type="float" office:value="105.451256" calcext:value-type="float">
            <text:p>105.451256</text:p>
          </table:table-cell>
          <table:table-cell office:value-type="float" office:value="91.263443" calcext:value-type="float">
            <text:p>91.263443</text:p>
          </table:table-cell>
          <table:table-cell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.93883" calcext:value-type="float">
            <text:p>1.93883</text:p>
          </table:table-cell>
          <table:table-cell office:value-type="float" office:value="104.043928" calcext:value-type="float">
            <text:p>104.043928</text:p>
          </table:table-cell>
          <table:table-cell office:value-type="float" office:value="102.553494" calcext:value-type="float">
            <text:p>102.553494</text:p>
          </table:table-cell>
          <table:table-cell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2.078294" calcext:value-type="float">
            <text:p>2.078294</text:p>
          </table:table-cell>
          <table:table-cell office:value-type="float" office:value="100.941931" calcext:value-type="float">
            <text:p>100.941931</text:p>
          </table:table-cell>
          <table:table-cell office:value-type="float" office:value="106.004988" calcext:value-type="float">
            <text:p>106.004988</text:p>
          </table:table-cell>
          <table:table-cell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2.001507" calcext:value-type="float">
            <text:p>2.001507</text:p>
          </table:table-cell>
          <table:table-cell office:value-type="float" office:value="99.330383" calcext:value-type="float">
            <text:p>99.330383</text:p>
          </table:table-cell>
          <table:table-cell office:value-type="float" office:value="94.875501" calcext:value-type="float">
            <text:p>94.875501</text:p>
          </table:table-cell>
          <table:table-cell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.999316" calcext:value-type="float">
            <text:p>1.999316</text:p>
          </table:table-cell>
          <table:table-cell office:value-type="float" office:value="101.059843" calcext:value-type="float">
            <text:p>101.059843</text:p>
          </table:table-cell>
          <table:table-cell office:value-type="float" office:value="102.558296" calcext:value-type="float">
            <text:p>102.558296</text:p>
          </table:table-cell>
          <table:table-cell/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2.01062" calcext:value-type="float">
            <text:p>2.01062</text:p>
          </table:table-cell>
          <table:table-cell office:value-type="float" office:value="102.506146" calcext:value-type="float">
            <text:p>102.506146</text:p>
          </table:table-cell>
          <table:table-cell office:value-type="float" office:value="105.860304" calcext:value-type="float">
            <text:p>105.860304</text:p>
          </table:table-cell>
          <table:table-cell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2.062003" calcext:value-type="float">
            <text:p>2.062003</text:p>
          </table:table-cell>
          <table:table-cell office:value-type="float" office:value="112.165825" calcext:value-type="float">
            <text:p>112.165825</text:p>
          </table:table-cell>
          <table:table-cell office:value-type="float" office:value="97.84689" calcext:value-type="float">
            <text:p>97.84689</text:p>
          </table:table-cell>
          <table:table-cell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2.035814" calcext:value-type="float">
            <text:p>2.035814</text:p>
          </table:table-cell>
          <table:table-cell office:value-type="float" office:value="113.490647" calcext:value-type="float">
            <text:p>113.490647</text:p>
          </table:table-cell>
          <table:table-cell office:value-type="float" office:value="109.46831" calcext:value-type="float">
            <text:p>109.4683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021747" calcext:value-type="float">
            <text:p>2.021747</text:p>
          </table:table-cell>
          <table:table-cell office:value-type="float" office:value="108.43833" calcext:value-type="float">
            <text:p>108.43833</text:p>
          </table:table-cell>
          <table:table-cell office:value-type="float" office:value="105.318112" calcext:value-type="float">
            <text:p>105.318112</text:p>
          </table:table-cell>
          <table:table-cell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2.075544" calcext:value-type="float">
            <text:p>2.075544</text:p>
          </table:table-cell>
          <table:table-cell office:value-type="float" office:value="99.025113" calcext:value-type="float">
            <text:p>99.025113</text:p>
          </table:table-cell>
          <table:table-cell office:value-type="float" office:value="114.42519" calcext:value-type="float">
            <text:p>114.42519</text:p>
          </table:table-cell>
          <table:table-cell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.998843" calcext:value-type="float">
            <text:p>1.998843</text:p>
          </table:table-cell>
          <table:table-cell office:value-type="float" office:value="97.45258" calcext:value-type="float">
            <text:p>97.45258</text:p>
          </table:table-cell>
          <table:table-cell office:value-type="float" office:value="112.63523" calcext:value-type="float">
            <text:p>112.63523</text:p>
          </table:table-cell>
          <table:table-cell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2.049877" calcext:value-type="float">
            <text:p>2.049877</text:p>
          </table:table-cell>
          <table:table-cell office:value-type="float" office:value="102.897123" calcext:value-type="float">
            <text:p>102.897123</text:p>
          </table:table-cell>
          <table:table-cell office:value-type="float" office:value="99.646562" calcext:value-type="float">
            <text:p>99.646562</text:p>
          </table:table-cell>
          <table:table-cell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.988994" calcext:value-type="float">
            <text:p>1.988994</text:p>
          </table:table-cell>
          <table:table-cell office:value-type="float" office:value="105.494074" calcext:value-type="float">
            <text:p>105.494074</text:p>
          </table:table-cell>
          <table:table-cell office:value-type="float" office:value="105.631093" calcext:value-type="float">
            <text:p>105.631093</text:p>
          </table:table-cell>
          <table:table-cell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2.061716" calcext:value-type="float">
            <text:p>2.061716</text:p>
          </table:table-cell>
          <table:table-cell office:value-type="float" office:value="102.325023" calcext:value-type="float">
            <text:p>102.325023</text:p>
          </table:table-cell>
          <table:table-cell office:value-type="float" office:value="111.09963" calcext:value-type="float">
            <text:p>111.09963</text:p>
          </table:table-cell>
          <table:table-cell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.990618" calcext:value-type="float">
            <text:p>1.990618</text:p>
          </table:table-cell>
          <table:table-cell office:value-type="float" office:value="103.521905" calcext:value-type="float">
            <text:p>103.521905</text:p>
          </table:table-cell>
          <table:table-cell office:value-type="float" office:value="106.056788" calcext:value-type="float">
            <text:p>106.056788</text:p>
          </table:table-cell>
          <table:table-cell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2.009571" calcext:value-type="float">
            <text:p>2.009571</text:p>
          </table:table-cell>
          <table:table-cell office:value-type="float" office:value="106.173134" calcext:value-type="float">
            <text:p>106.173134</text:p>
          </table:table-cell>
          <table:table-cell office:value-type="float" office:value="112.844297" calcext:value-type="float">
            <text:p>112.844297</text:p>
          </table:table-cell>
          <table:table-cell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2.050217" calcext:value-type="float">
            <text:p>2.050217</text:p>
          </table:table-cell>
          <table:table-cell office:value-type="float" office:value="109.436888" calcext:value-type="float">
            <text:p>109.436888</text:p>
          </table:table-cell>
          <table:table-cell office:value-type="float" office:value="116.849888" calcext:value-type="float">
            <text:p>116.849888</text:p>
          </table:table-cell>
          <table:table-cell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2.010197" calcext:value-type="float">
            <text:p>2.010197</text:p>
          </table:table-cell>
          <table:table-cell office:value-type="float" office:value="107.242698" calcext:value-type="float">
            <text:p>107.242698</text:p>
          </table:table-cell>
          <table:table-cell office:value-type="float" office:value="105.885057" calcext:value-type="float">
            <text:p>105.88505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068713" calcext:value-type="float">
            <text:p>2.068713</text:p>
          </table:table-cell>
          <table:table-cell office:value-type="float" office:value="99.944919" calcext:value-type="float">
            <text:p>99.944919</text:p>
          </table:table-cell>
          <table:table-cell office:value-type="float" office:value="96.166513" calcext:value-type="float">
            <text:p>96.166513</text:p>
          </table:table-cell>
          <table:table-cell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.998746" calcext:value-type="float">
            <text:p>1.998746</text:p>
          </table:table-cell>
          <table:table-cell office:value-type="float" office:value="102.799808" calcext:value-type="float">
            <text:p>102.799808</text:p>
          </table:table-cell>
          <table:table-cell office:value-type="float" office:value="114.657843" calcext:value-type="float">
            <text:p>114.657843</text:p>
          </table:table-cell>
          <table:table-cell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2.048548" calcext:value-type="float">
            <text:p>2.048548</text:p>
          </table:table-cell>
          <table:table-cell office:value-type="float" office:value="104.781631" calcext:value-type="float">
            <text:p>104.781631</text:p>
          </table:table-cell>
          <table:table-cell office:value-type="float" office:value="109.05241" calcext:value-type="float">
            <text:p>109.05241</text:p>
          </table:table-cell>
          <table:table-cell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2.050139" calcext:value-type="float">
            <text:p>2.050139</text:p>
          </table:table-cell>
          <table:table-cell office:value-type="float" office:value="107.585955" calcext:value-type="float">
            <text:p>107.585955</text:p>
          </table:table-cell>
          <table:table-cell office:value-type="float" office:value="98.465446" calcext:value-type="float">
            <text:p>98.465446</text:p>
          </table:table-cell>
          <table:table-cell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.999944" calcext:value-type="float">
            <text:p>1.999944</text:p>
          </table:table-cell>
          <table:table-cell office:value-type="float" office:value="101.58857" calcext:value-type="float">
            <text:p>101.58857</text:p>
          </table:table-cell>
          <table:table-cell office:value-type="float" office:value="98.117027" calcext:value-type="float">
            <text:p>98.117027</text:p>
          </table:table-cell>
          <table:table-cell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2.031313" calcext:value-type="float">
            <text:p>2.031313</text:p>
          </table:table-cell>
          <table:table-cell office:value-type="float" office:value="101.637787" calcext:value-type="float">
            <text:p>101.637787</text:p>
          </table:table-cell>
          <table:table-cell office:value-type="float" office:value="92.936681" calcext:value-type="float">
            <text:p>92.936681</text:p>
          </table:table-cell>
          <table:table-cell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2.068637" calcext:value-type="float">
            <text:p>2.068637</text:p>
          </table:table-cell>
          <table:table-cell office:value-type="float" office:value="104.804143" calcext:value-type="float">
            <text:p>104.804143</text:p>
          </table:table-cell>
          <table:table-cell office:value-type="float" office:value="95.482225" calcext:value-type="float">
            <text:p>95.482225</text:p>
          </table:table-cell>
          <table:table-cell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.985871" calcext:value-type="float">
            <text:p>1.985871</text:p>
          </table:table-cell>
          <table:table-cell office:value-type="float" office:value="104.485049" calcext:value-type="float">
            <text:p>104.485049</text:p>
          </table:table-cell>
          <table:table-cell office:value-type="float" office:value="95.416834" calcext:value-type="float">
            <text:p>95.416834</text:p>
          </table:table-cell>
          <table:table-cell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2.082687" calcext:value-type="float">
            <text:p>2.082687</text:p>
          </table:table-cell>
          <table:table-cell office:value-type="float" office:value="110.315924" calcext:value-type="float">
            <text:p>110.315924</text:p>
          </table:table-cell>
          <table:table-cell office:value-type="float" office:value="107.77319" calcext:value-type="float">
            <text:p>107.77319</text:p>
          </table:table-cell>
          <table:table-cell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2.029796" calcext:value-type="float">
            <text:p>2.029796</text:p>
          </table:table-cell>
          <table:table-cell office:value-type="float" office:value="107.16994" calcext:value-type="float">
            <text:p>107.16994</text:p>
          </table:table-cell>
          <table:table-cell office:value-type="float" office:value="104.414553" calcext:value-type="float">
            <text:p>104.41455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050915" calcext:value-type="float">
            <text:p>2.050915</text:p>
          </table:table-cell>
          <table:table-cell office:value-type="float" office:value="107.326081" calcext:value-type="float">
            <text:p>107.326081</text:p>
          </table:table-cell>
          <table:table-cell office:value-type="float" office:value="103.47848" calcext:value-type="float">
            <text:p>103.47848</text:p>
          </table:table-cell>
          <table:table-cell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2.030823" calcext:value-type="float">
            <text:p>2.030823</text:p>
          </table:table-cell>
          <table:table-cell office:value-type="float" office:value="110.625405" calcext:value-type="float">
            <text:p>110.625405</text:p>
          </table:table-cell>
          <table:table-cell office:value-type="float" office:value="101.120884" calcext:value-type="float">
            <text:p>101.120884</text:p>
          </table:table-cell>
          <table:table-cell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2.023499" calcext:value-type="float">
            <text:p>2.023499</text:p>
          </table:table-cell>
          <table:table-cell office:value-type="float" office:value="111.926962" calcext:value-type="float">
            <text:p>111.926962</text:p>
          </table:table-cell>
          <table:table-cell office:value-type="float" office:value="103.879901" calcext:value-type="float">
            <text:p>103.879901</text:p>
          </table:table-cell>
          <table:table-cell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2.056829" calcext:value-type="float">
            <text:p>2.056829</text:p>
          </table:table-cell>
          <table:table-cell office:value-type="float" office:value="108.869723" calcext:value-type="float">
            <text:p>108.869723</text:p>
          </table:table-cell>
          <table:table-cell office:value-type="float" office:value="97.983616" calcext:value-type="float">
            <text:p>97.983616</text:p>
          </table:table-cell>
          <table:table-cell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.993113" calcext:value-type="float">
            <text:p>1.993113</text:p>
          </table:table-cell>
          <table:table-cell office:value-type="float" office:value="99.269054" calcext:value-type="float">
            <text:p>99.269054</text:p>
          </table:table-cell>
          <table:table-cell office:value-type="float" office:value="98.153552" calcext:value-type="float">
            <text:p>98.153552</text:p>
          </table:table-cell>
          <table:table-cell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2.028669" calcext:value-type="float">
            <text:p>2.028669</text:p>
          </table:table-cell>
          <table:table-cell office:value-type="float" office:value="99.448789" calcext:value-type="float">
            <text:p>99.448789</text:p>
          </table:table-cell>
          <table:table-cell office:value-type="float" office:value="111.375817" calcext:value-type="float">
            <text:p>111.375817</text:p>
          </table:table-cell>
          <table:table-cell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2.027814" calcext:value-type="float">
            <text:p>2.027814</text:p>
          </table:table-cell>
          <table:table-cell office:value-type="float" office:value="95.776473" calcext:value-type="float">
            <text:p>95.776473</text:p>
          </table:table-cell>
          <table:table-cell office:value-type="float" office:value="122.375479" calcext:value-type="float">
            <text:p>122.375479</text:p>
          </table:table-cell>
          <table:table-cell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2.015075" calcext:value-type="float">
            <text:p>2.015075</text:p>
          </table:table-cell>
          <table:table-cell office:value-type="float" office:value="107.024636" calcext:value-type="float">
            <text:p>107.024636</text:p>
          </table:table-cell>
          <table:table-cell office:value-type="float" office:value="112.450116" calcext:value-type="float">
            <text:p>112.450116</text:p>
          </table:table-cell>
          <table:table-cell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2.060939" calcext:value-type="float">
            <text:p>2.060939</text:p>
          </table:table-cell>
          <table:table-cell office:value-type="float" office:value="105.400905" calcext:value-type="float">
            <text:p>105.400905</text:p>
          </table:table-cell>
          <table:table-cell office:value-type="float" office:value="108.922345" calcext:value-type="float">
            <text:p>108.922345</text:p>
          </table:table-cell>
          <table:table-cell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2.037209" calcext:value-type="float">
            <text:p>2.037209</text:p>
          </table:table-cell>
          <table:table-cell office:value-type="float" office:value="107.385278" calcext:value-type="float">
            <text:p>107.385278</text:p>
          </table:table-cell>
          <table:table-cell office:value-type="float" office:value="88.394898" calcext:value-type="float">
            <text:p>88.39489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038898" calcext:value-type="float">
            <text:p>2.038898</text:p>
          </table:table-cell>
          <table:table-cell office:value-type="float" office:value="105.017665" calcext:value-type="float">
            <text:p>105.017665</text:p>
          </table:table-cell>
          <table:table-cell office:value-type="float" office:value="97.320293" calcext:value-type="float">
            <text:p>97.320293</text:p>
          </table:table-cell>
          <table:table-cell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2.035818" calcext:value-type="float">
            <text:p>2.035818</text:p>
          </table:table-cell>
          <table:table-cell office:value-type="float" office:value="99.335301" calcext:value-type="float">
            <text:p>99.335301</text:p>
          </table:table-cell>
          <table:table-cell office:value-type="float" office:value="115.746685" calcext:value-type="float">
            <text:p>115.746685</text:p>
          </table:table-cell>
          <table:table-cell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.992258" calcext:value-type="float">
            <text:p>1.992258</text:p>
          </table:table-cell>
          <table:table-cell office:value-type="float" office:value="99.284413" calcext:value-type="float">
            <text:p>99.284413</text:p>
          </table:table-cell>
          <table:table-cell office:value-type="float" office:value="107.277285" calcext:value-type="float">
            <text:p>107.277285</text:p>
          </table:table-cell>
          <table:table-cell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2.0081" calcext:value-type="float">
            <text:p>2.0081</text:p>
          </table:table-cell>
          <table:table-cell office:value-type="float" office:value="100.864822" calcext:value-type="float">
            <text:p>100.864822</text:p>
          </table:table-cell>
          <table:table-cell office:value-type="float" office:value="102.535461" calcext:value-type="float">
            <text:p>102.535461</text:p>
          </table:table-cell>
          <table:table-cell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2.084004" calcext:value-type="float">
            <text:p>2.084004</text:p>
          </table:table-cell>
          <table:table-cell office:value-type="float" office:value="103.741661" calcext:value-type="float">
            <text:p>103.741661</text:p>
          </table:table-cell>
          <table:table-cell office:value-type="float" office:value="104.228916" calcext:value-type="float">
            <text:p>104.228916</text:p>
          </table:table-cell>
          <table:table-cell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.98203" calcext:value-type="float">
            <text:p>1.98203</text:p>
          </table:table-cell>
          <table:table-cell office:value-type="float" office:value="106.792295" calcext:value-type="float">
            <text:p>106.792295</text:p>
          </table:table-cell>
          <table:table-cell office:value-type="float" office:value="101.96493" calcext:value-type="float">
            <text:p>101.96493</text:p>
          </table:table-cell>
          <table:table-cell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2.089487" calcext:value-type="float">
            <text:p>2.089487</text:p>
          </table:table-cell>
          <table:table-cell office:value-type="float" office:value="104.183153" calcext:value-type="float">
            <text:p>104.183153</text:p>
          </table:table-cell>
          <table:table-cell office:value-type="float" office:value="93.194912" calcext:value-type="float">
            <text:p>93.194912</text:p>
          </table:table-cell>
          <table:table-cell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1.978508" calcext:value-type="float">
            <text:p>1.978508</text:p>
          </table:table-cell>
          <table:table-cell office:value-type="float" office:value="105.168637" calcext:value-type="float">
            <text:p>105.168637</text:p>
          </table:table-cell>
          <table:table-cell office:value-type="float" office:value="99.73012" calcext:value-type="float">
            <text:p>99.73012</text:p>
          </table:table-cell>
          <table:table-cell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2.070738" calcext:value-type="float">
            <text:p>2.070738</text:p>
          </table:table-cell>
          <table:table-cell office:value-type="float" office:value="104.262532" calcext:value-type="float">
            <text:p>104.262532</text:p>
          </table:table-cell>
          <table:table-cell office:value-type="float" office:value="97.259883" calcext:value-type="float">
            <text:p>97.259883</text:p>
          </table:table-cell>
          <table:table-cell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2.049582" calcext:value-type="float">
            <text:p>2.049582</text:p>
          </table:table-cell>
          <table:table-cell office:value-type="float" office:value="109.459533" calcext:value-type="float">
            <text:p>109.459533</text:p>
          </table:table-cell>
          <table:table-cell office:value-type="float" office:value="103.277042" calcext:value-type="float">
            <text:p>103.27704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012813" calcext:value-type="float">
            <text:p>2.012813</text:p>
          </table:table-cell>
          <table:table-cell office:value-type="float" office:value="105.246219" calcext:value-type="float">
            <text:p>105.246219</text:p>
          </table:table-cell>
          <table:table-cell office:value-type="float" office:value="111.929092" calcext:value-type="float">
            <text:p>111.929092</text:p>
          </table:table-cell>
          <table:table-cell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2.057459" calcext:value-type="float">
            <text:p>2.057459</text:p>
          </table:table-cell>
          <table:table-cell office:value-type="float" office:value="102.708872" calcext:value-type="float">
            <text:p>102.708872</text:p>
          </table:table-cell>
          <table:table-cell office:value-type="float" office:value="97.952053" calcext:value-type="float">
            <text:p>97.952053</text:p>
          </table:table-cell>
          <table:table-cell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.994784" calcext:value-type="float">
            <text:p>1.994784</text:p>
          </table:table-cell>
          <table:table-cell office:value-type="float" office:value="100.010672" calcext:value-type="float">
            <text:p>100.010672</text:p>
          </table:table-cell>
          <table:table-cell office:value-type="float" office:value="92.771556" calcext:value-type="float">
            <text:p>92.771556</text:p>
          </table:table-cell>
          <table:table-cell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2.067023" calcext:value-type="float">
            <text:p>2.067023</text:p>
          </table:table-cell>
          <table:table-cell office:value-type="float" office:value="106.109824" calcext:value-type="float">
            <text:p>106.109824</text:p>
          </table:table-cell>
          <table:table-cell office:value-type="float" office:value="110.421335" calcext:value-type="float">
            <text:p>110.421335</text:p>
          </table:table-cell>
          <table:table-cell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2.0362" calcext:value-type="float">
            <text:p>2.0362</text:p>
          </table:table-cell>
          <table:table-cell office:value-type="float" office:value="111.98393" calcext:value-type="float">
            <text:p>111.98393</text:p>
          </table:table-cell>
          <table:table-cell office:value-type="float" office:value="115.585794" calcext:value-type="float">
            <text:p>115.585794</text:p>
          </table:table-cell>
          <table:table-cell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2.047282" calcext:value-type="float">
            <text:p>2.047282</text:p>
          </table:table-cell>
          <table:table-cell office:value-type="float" office:value="107.940949" calcext:value-type="float">
            <text:p>107.940949</text:p>
          </table:table-cell>
          <table:table-cell office:value-type="float" office:value="110.432822" calcext:value-type="float">
            <text:p>110.432822</text:p>
          </table:table-cell>
          <table:table-cell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2.062789" calcext:value-type="float">
            <text:p>2.062789</text:p>
          </table:table-cell>
          <table:table-cell office:value-type="float" office:value="98.816325" calcext:value-type="float">
            <text:p>98.816325</text:p>
          </table:table-cell>
          <table:table-cell office:value-type="float" office:value="116.75296" calcext:value-type="float">
            <text:p>116.75296</text:p>
          </table:table-cell>
          <table:table-cell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2.011195" calcext:value-type="float">
            <text:p>2.011195</text:p>
          </table:table-cell>
          <table:table-cell office:value-type="float" office:value="103.046457" calcext:value-type="float">
            <text:p>103.046457</text:p>
          </table:table-cell>
          <table:table-cell office:value-type="float" office:value="105.282833" calcext:value-type="float">
            <text:p>105.282833</text:p>
          </table:table-cell>
          <table:table-cell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2.022288" calcext:value-type="float">
            <text:p>2.022288</text:p>
          </table:table-cell>
          <table:table-cell office:value-type="float" office:value="107.130759" calcext:value-type="float">
            <text:p>107.130759</text:p>
          </table:table-cell>
          <table:table-cell office:value-type="float" office:value="101.457076" calcext:value-type="float">
            <text:p>101.457076</text:p>
          </table:table-cell>
          <table:table-cell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2.062516" calcext:value-type="float">
            <text:p>2.062516</text:p>
          </table:table-cell>
          <table:table-cell office:value-type="float" office:value="107.933538" calcext:value-type="float">
            <text:p>107.933538</text:p>
          </table:table-cell>
          <table:table-cell office:value-type="float" office:value="98.74952" calcext:value-type="float">
            <text:p>98.7495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023408" calcext:value-type="float">
            <text:p>2.023408</text:p>
          </table:table-cell>
          <table:table-cell office:value-type="float" office:value="104.678988" calcext:value-type="float">
            <text:p>104.678988</text:p>
          </table:table-cell>
          <table:table-cell office:value-type="float" office:value="107.885445" calcext:value-type="float">
            <text:p>107.885445</text:p>
          </table:table-cell>
          <table:table-cell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2.076637" calcext:value-type="float">
            <text:p>2.076637</text:p>
          </table:table-cell>
          <table:table-cell office:value-type="float" office:value="105.131474" calcext:value-type="float">
            <text:p>105.131474</text:p>
          </table:table-cell>
          <table:table-cell office:value-type="float" office:value="94.855022" calcext:value-type="float">
            <text:p>94.855022</text:p>
          </table:table-cell>
          <table:table-cell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2.003656" calcext:value-type="float">
            <text:p>2.003656</text:p>
          </table:table-cell>
          <table:table-cell office:value-type="float" office:value="104.131888" calcext:value-type="float">
            <text:p>104.131888</text:p>
          </table:table-cell>
          <table:table-cell office:value-type="float" office:value="111.051147" calcext:value-type="float">
            <text:p>111.051147</text:p>
          </table:table-cell>
          <table:table-cell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2.060578" calcext:value-type="float">
            <text:p>2.060578</text:p>
          </table:table-cell>
          <table:table-cell office:value-type="float" office:value="101.350279" calcext:value-type="float">
            <text:p>101.350279</text:p>
          </table:table-cell>
          <table:table-cell office:value-type="float" office:value="93.320103" calcext:value-type="float">
            <text:p>93.320103</text:p>
          </table:table-cell>
          <table:table-cell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2.020078" calcext:value-type="float">
            <text:p>2.020078</text:p>
          </table:table-cell>
          <table:table-cell office:value-type="float" office:value="101.94744" calcext:value-type="float">
            <text:p>101.94744</text:p>
          </table:table-cell>
          <table:table-cell office:value-type="float" office:value="89.655296" calcext:value-type="float">
            <text:p>89.655296</text:p>
          </table:table-cell>
          <table:table-cell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1.997779" calcext:value-type="float">
            <text:p>1.997779</text:p>
          </table:table-cell>
          <table:table-cell office:value-type="float" office:value="97.204876" calcext:value-type="float">
            <text:p>97.204876</text:p>
          </table:table-cell>
          <table:table-cell office:value-type="float" office:value="111.748658" calcext:value-type="float">
            <text:p>111.748658</text:p>
          </table:table-cell>
          <table:table-cell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.989149" calcext:value-type="float">
            <text:p>1.989149</text:p>
          </table:table-cell>
          <table:table-cell office:value-type="float" office:value="104.302834" calcext:value-type="float">
            <text:p>104.302834</text:p>
          </table:table-cell>
          <table:table-cell office:value-type="float" office:value="103.433724" calcext:value-type="float">
            <text:p>103.433724</text:p>
          </table:table-cell>
          <table:table-cell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2.063832" calcext:value-type="float">
            <text:p>2.063832</text:p>
          </table:table-cell>
          <table:table-cell office:value-type="float" office:value="103.471683" calcext:value-type="float">
            <text:p>103.471683</text:p>
          </table:table-cell>
          <table:table-cell office:value-type="float" office:value="98.101097" calcext:value-type="float">
            <text:p>98.101097</text:p>
          </table:table-cell>
          <table:table-cell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2.008828" calcext:value-type="float">
            <text:p>2.008828</text:p>
          </table:table-cell>
          <table:table-cell office:value-type="float" office:value="107.239474" calcext:value-type="float">
            <text:p>107.239474</text:p>
          </table:table-cell>
          <table:table-cell office:value-type="float" office:value="106.147313" calcext:value-type="float">
            <text:p>106.147313</text:p>
          </table:table-cell>
          <table:table-cell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2.043066" calcext:value-type="float">
            <text:p>2.043066</text:p>
          </table:table-cell>
          <table:table-cell office:value-type="float" office:value="99.246546" calcext:value-type="float">
            <text:p>99.246546</text:p>
          </table:table-cell>
          <table:table-cell office:value-type="float" office:value="105.42053" calcext:value-type="float">
            <text:p>105.4205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05147" calcext:value-type="float">
            <text:p>2.05147</text:p>
          </table:table-cell>
          <table:table-cell office:value-type="float" office:value="98.851427" calcext:value-type="float">
            <text:p>98.851427</text:p>
          </table:table-cell>
          <table:table-cell office:value-type="float" office:value="99.146307" calcext:value-type="float">
            <text:p>99.146307</text:p>
          </table:table-cell>
          <table:table-cell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1.965268" calcext:value-type="float">
            <text:p>1.965268</text:p>
          </table:table-cell>
          <table:table-cell office:value-type="float" office:value="101.860511" calcext:value-type="float">
            <text:p>101.860511</text:p>
          </table:table-cell>
          <table:table-cell office:value-type="float" office:value="92.852797" calcext:value-type="float">
            <text:p>92.852797</text:p>
          </table:table-cell>
          <table:table-cell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2.070526" calcext:value-type="float">
            <text:p>2.070526</text:p>
          </table:table-cell>
          <table:table-cell office:value-type="float" office:value="100.174276" calcext:value-type="float">
            <text:p>100.174276</text:p>
          </table:table-cell>
          <table:table-cell office:value-type="float" office:value="105.618022" calcext:value-type="float">
            <text:p>105.618022</text:p>
          </table:table-cell>
          <table:table-cell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1.956626" calcext:value-type="float">
            <text:p>1.956626</text:p>
          </table:table-cell>
          <table:table-cell office:value-type="float" office:value="101.175216" calcext:value-type="float">
            <text:p>101.175216</text:p>
          </table:table-cell>
          <table:table-cell office:value-type="float" office:value="93.308425" calcext:value-type="float">
            <text:p>93.308425</text:p>
          </table:table-cell>
          <table:table-cell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2.079659" calcext:value-type="float">
            <text:p>2.079659</text:p>
          </table:table-cell>
          <table:table-cell office:value-type="float" office:value="96.44839" calcext:value-type="float">
            <text:p>96.44839</text:p>
          </table:table-cell>
          <table:table-cell office:value-type="float" office:value="98.077966" calcext:value-type="float">
            <text:p>98.077966</text:p>
          </table:table-cell>
          <table:table-cell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.0274" calcext:value-type="float">
            <text:p>2.0274</text:p>
          </table:table-cell>
          <table:table-cell office:value-type="float" office:value="100.513723" calcext:value-type="float">
            <text:p>100.513723</text:p>
          </table:table-cell>
          <table:table-cell office:value-type="float" office:value="109.914019" calcext:value-type="float">
            <text:p>109.914019</text:p>
          </table:table-cell>
          <table:table-cell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.028541" calcext:value-type="float">
            <text:p>2.028541</text:p>
          </table:table-cell>
          <table:table-cell office:value-type="float" office:value="105.359937" calcext:value-type="float">
            <text:p>105.359937</text:p>
          </table:table-cell>
          <table:table-cell office:value-type="float" office:value="111.147102" calcext:value-type="float">
            <text:p>111.147102</text:p>
          </table:table-cell>
          <table:table-cell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2.038922" calcext:value-type="float">
            <text:p>2.038922</text:p>
          </table:table-cell>
          <table:table-cell office:value-type="float" office:value="107.653346" calcext:value-type="float">
            <text:p>107.653346</text:p>
          </table:table-cell>
          <table:table-cell office:value-type="float" office:value="109.721461" calcext:value-type="float">
            <text:p>109.721461</text:p>
          </table:table-cell>
          <table:table-cell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2.058725" calcext:value-type="float">
            <text:p>2.058725</text:p>
          </table:table-cell>
          <table:table-cell office:value-type="float" office:value="101.241322" calcext:value-type="float">
            <text:p>101.241322</text:p>
          </table:table-cell>
          <table:table-cell office:value-type="float" office:value="102.301285" calcext:value-type="float">
            <text:p>102.301285</text:p>
          </table:table-cell>
          <table:table-cell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2.024502" calcext:value-type="float">
            <text:p>2.024502</text:p>
          </table:table-cell>
          <table:table-cell office:value-type="float" office:value="108.359727" calcext:value-type="float">
            <text:p>108.359727</text:p>
          </table:table-cell>
          <table:table-cell office:value-type="float" office:value="98.922084" calcext:value-type="float">
            <text:p>98.92208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030416" calcext:value-type="float">
            <text:p>2.030416</text:p>
          </table:table-cell>
          <table:table-cell office:value-type="float" office:value="108.50835" calcext:value-type="float">
            <text:p>108.50835</text:p>
          </table:table-cell>
          <table:table-cell office:value-type="float" office:value="90.958176" calcext:value-type="float">
            <text:p>90.958176</text:p>
          </table:table-cell>
          <table:table-cell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2.070353" calcext:value-type="float">
            <text:p>2.070353</text:p>
          </table:table-cell>
          <table:table-cell office:value-type="float" office:value="106.633411" calcext:value-type="float">
            <text:p>106.633411</text:p>
          </table:table-cell>
          <table:table-cell office:value-type="float" office:value="91.949533" calcext:value-type="float">
            <text:p>91.949533</text:p>
          </table:table-cell>
          <table:table-cell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.978508" calcext:value-type="float">
            <text:p>1.978508</text:p>
          </table:table-cell>
          <table:table-cell office:value-type="float" office:value="103.234868" calcext:value-type="float">
            <text:p>103.234868</text:p>
          </table:table-cell>
          <table:table-cell office:value-type="float" office:value="103.640465" calcext:value-type="float">
            <text:p>103.640465</text:p>
          </table:table-cell>
          <table:table-cell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2.081007" calcext:value-type="float">
            <text:p>2.081007</text:p>
          </table:table-cell>
          <table:table-cell office:value-type="float" office:value="104.470721" calcext:value-type="float">
            <text:p>104.470721</text:p>
          </table:table-cell>
          <table:table-cell office:value-type="float" office:value="103.074006" calcext:value-type="float">
            <text:p>103.074006</text:p>
          </table:table-cell>
          <table:table-cell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1.959697" calcext:value-type="float">
            <text:p>1.959697</text:p>
          </table:table-cell>
          <table:table-cell office:value-type="float" office:value="101.917161" calcext:value-type="float">
            <text:p>101.917161</text:p>
          </table:table-cell>
          <table:table-cell office:value-type="float" office:value="107.529678" calcext:value-type="float">
            <text:p>107.529678</text:p>
          </table:table-cell>
          <table:table-cell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2.096504" calcext:value-type="float">
            <text:p>2.096504</text:p>
          </table:table-cell>
          <table:table-cell office:value-type="float" office:value="104.327946" calcext:value-type="float">
            <text:p>104.327946</text:p>
          </table:table-cell>
          <table:table-cell office:value-type="float" office:value="111.15238" calcext:value-type="float">
            <text:p>111.15238</text:p>
          </table:table-cell>
          <table:table-cell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2.031637" calcext:value-type="float">
            <text:p>2.031637</text:p>
          </table:table-cell>
          <table:table-cell office:value-type="float" office:value="107.503841" calcext:value-type="float">
            <text:p>107.503841</text:p>
          </table:table-cell>
          <table:table-cell office:value-type="float" office:value="104.148167" calcext:value-type="float">
            <text:p>104.148167</text:p>
          </table:table-cell>
          <table:table-cell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1.986537" calcext:value-type="float">
            <text:p>1.986537</text:p>
          </table:table-cell>
          <table:table-cell office:value-type="float" office:value="105.197908" calcext:value-type="float">
            <text:p>105.197908</text:p>
          </table:table-cell>
          <table:table-cell office:value-type="float" office:value="108.222256" calcext:value-type="float">
            <text:p>108.222256</text:p>
          </table:table-cell>
          <table:table-cell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2.09876" calcext:value-type="float">
            <text:p>2.09876</text:p>
          </table:table-cell>
          <table:table-cell office:value-type="float" office:value="108.95782" calcext:value-type="float">
            <text:p>108.95782</text:p>
          </table:table-cell>
          <table:table-cell office:value-type="float" office:value="106.631939" calcext:value-type="float">
            <text:p>106.631939</text:p>
          </table:table-cell>
          <table:table-cell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1.971493" calcext:value-type="float">
            <text:p>1.971493</text:p>
          </table:table-cell>
          <table:table-cell office:value-type="float" office:value="109.488101" calcext:value-type="float">
            <text:p>109.488101</text:p>
          </table:table-cell>
          <table:table-cell office:value-type="float" office:value="99.300461" calcext:value-type="float">
            <text:p>99.30046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110679" calcext:value-type="float">
            <text:p>2.110679</text:p>
          </table:table-cell>
          <table:table-cell office:value-type="float" office:value="102.275341" calcext:value-type="float">
            <text:p>102.275341</text:p>
          </table:table-cell>
          <table:table-cell office:value-type="float" office:value="107.950358" calcext:value-type="float">
            <text:p>107.950358</text:p>
          </table:table-cell>
          <table:table-cell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1.98223" calcext:value-type="float">
            <text:p>1.98223</text:p>
          </table:table-cell>
          <table:table-cell office:value-type="float" office:value="106.809395" calcext:value-type="float">
            <text:p>106.809395</text:p>
          </table:table-cell>
          <table:table-cell office:value-type="float" office:value="103.322035" calcext:value-type="float">
            <text:p>103.322035</text:p>
          </table:table-cell>
          <table:table-cell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2.057624" calcext:value-type="float">
            <text:p>2.057624</text:p>
          </table:table-cell>
          <table:table-cell office:value-type="float" office:value="103.361338" calcext:value-type="float">
            <text:p>103.361338</text:p>
          </table:table-cell>
          <table:table-cell office:value-type="float" office:value="101.948274" calcext:value-type="float">
            <text:p>101.948274</text:p>
          </table:table-cell>
          <table:table-cell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2.02588" calcext:value-type="float">
            <text:p>2.02588</text:p>
          </table:table-cell>
          <table:table-cell office:value-type="float" office:value="101.451587" calcext:value-type="float">
            <text:p>101.451587</text:p>
          </table:table-cell>
          <table:table-cell office:value-type="float" office:value="104.94078" calcext:value-type="float">
            <text:p>104.94078</text:p>
          </table:table-cell>
          <table:table-cell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2.009408" calcext:value-type="float">
            <text:p>2.009408</text:p>
          </table:table-cell>
          <table:table-cell office:value-type="float" office:value="99.301897" calcext:value-type="float">
            <text:p>99.301897</text:p>
          </table:table-cell>
          <table:table-cell office:value-type="float" office:value="106.616392" calcext:value-type="float">
            <text:p>106.616392</text:p>
          </table:table-cell>
          <table:table-cell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2.081068" calcext:value-type="float">
            <text:p>2.081068</text:p>
          </table:table-cell>
          <table:table-cell office:value-type="float" office:value="101.649644" calcext:value-type="float">
            <text:p>101.649644</text:p>
          </table:table-cell>
          <table:table-cell office:value-type="float" office:value="108.225397" calcext:value-type="float">
            <text:p>108.225397</text:p>
          </table:table-cell>
          <table:table-cell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2.030582" calcext:value-type="float">
            <text:p>2.030582</text:p>
          </table:table-cell>
          <table:table-cell office:value-type="float" office:value="105.275223" calcext:value-type="float">
            <text:p>105.275223</text:p>
          </table:table-cell>
          <table:table-cell office:value-type="float" office:value="96.030385" calcext:value-type="float">
            <text:p>96.030385</text:p>
          </table:table-cell>
          <table:table-cell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2.020217" calcext:value-type="float">
            <text:p>2.020217</text:p>
          </table:table-cell>
          <table:table-cell office:value-type="float" office:value="105.718341" calcext:value-type="float">
            <text:p>105.718341</text:p>
          </table:table-cell>
          <table:table-cell office:value-type="float" office:value="99.11112" calcext:value-type="float">
            <text:p>99.11112</text:p>
          </table:table-cell>
          <table:table-cell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2.032946" calcext:value-type="float">
            <text:p>2.032946</text:p>
          </table:table-cell>
          <table:table-cell office:value-type="float" office:value="103.23548" calcext:value-type="float">
            <text:p>103.23548</text:p>
          </table:table-cell>
          <table:table-cell office:value-type="float" office:value="108.966269" calcext:value-type="float">
            <text:p>108.966269</text:p>
          </table:table-cell>
          <table:table-cell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2.039404" calcext:value-type="float">
            <text:p>2.039404</text:p>
          </table:table-cell>
          <table:table-cell office:value-type="float" office:value="99.681239" calcext:value-type="float">
            <text:p>99.681239</text:p>
          </table:table-cell>
          <table:table-cell office:value-type="float" office:value="98.080617" calcext:value-type="float">
            <text:p>98.08061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000005" calcext:value-type="float">
            <text:p>2.000005</text:p>
          </table:table-cell>
          <table:table-cell office:value-type="float" office:value="99.132192" calcext:value-type="float">
            <text:p>99.132192</text:p>
          </table:table-cell>
          <table:table-cell office:value-type="float" office:value="105.111589" calcext:value-type="float">
            <text:p>105.111589</text:p>
          </table:table-cell>
          <table:table-cell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2.038253" calcext:value-type="float">
            <text:p>2.038253</text:p>
          </table:table-cell>
          <table:table-cell office:value-type="float" office:value="102.439057" calcext:value-type="float">
            <text:p>102.439057</text:p>
          </table:table-cell>
          <table:table-cell office:value-type="float" office:value="100.434053" calcext:value-type="float">
            <text:p>100.434053</text:p>
          </table:table-cell>
          <table:table-cell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2.031177" calcext:value-type="float">
            <text:p>2.031177</text:p>
          </table:table-cell>
          <table:table-cell office:value-type="float" office:value="104.529233" calcext:value-type="float">
            <text:p>104.529233</text:p>
          </table:table-cell>
          <table:table-cell office:value-type="float" office:value="104.165574" calcext:value-type="float">
            <text:p>104.165574</text:p>
          </table:table-cell>
          <table:table-cell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2.042897" calcext:value-type="float">
            <text:p>2.042897</text:p>
          </table:table-cell>
          <table:table-cell office:value-type="float" office:value="104.813214" calcext:value-type="float">
            <text:p>104.813214</text:p>
          </table:table-cell>
          <table:table-cell office:value-type="float" office:value="110.700208" calcext:value-type="float">
            <text:p>110.700208</text:p>
          </table:table-cell>
          <table:table-cell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2.025461" calcext:value-type="float">
            <text:p>2.025461</text:p>
          </table:table-cell>
          <table:table-cell office:value-type="float" office:value="107.487194" calcext:value-type="float">
            <text:p>107.487194</text:p>
          </table:table-cell>
          <table:table-cell office:value-type="float" office:value="92.497111" calcext:value-type="float">
            <text:p>92.497111</text:p>
          </table:table-cell>
          <table:table-cell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2.029805" calcext:value-type="float">
            <text:p>2.029805</text:p>
          </table:table-cell>
          <table:table-cell office:value-type="float" office:value="104.040456" calcext:value-type="float">
            <text:p>104.040456</text:p>
          </table:table-cell>
          <table:table-cell office:value-type="float" office:value="100.424255" calcext:value-type="float">
            <text:p>100.424255</text:p>
          </table:table-cell>
          <table:table-cell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2.065549" calcext:value-type="float">
            <text:p>2.065549</text:p>
          </table:table-cell>
          <table:table-cell office:value-type="float" office:value="105.065466" calcext:value-type="float">
            <text:p>105.065466</text:p>
          </table:table-cell>
          <table:table-cell office:value-type="float" office:value="112.052305" calcext:value-type="float">
            <text:p>112.052305</text:p>
          </table:table-cell>
          <table:table-cell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1.979425" calcext:value-type="float">
            <text:p>1.979425</text:p>
          </table:table-cell>
          <table:table-cell office:value-type="float" office:value="105.665964" calcext:value-type="float">
            <text:p>105.665964</text:p>
          </table:table-cell>
          <table:table-cell office:value-type="float" office:value="87.067135" calcext:value-type="float">
            <text:p>87.067135</text:p>
          </table:table-cell>
          <table:table-cell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2.067032" calcext:value-type="float">
            <text:p>2.067032</text:p>
          </table:table-cell>
          <table:table-cell office:value-type="float" office:value="105.071646" calcext:value-type="float">
            <text:p>105.071646</text:p>
          </table:table-cell>
          <table:table-cell office:value-type="float" office:value="103.994012" calcext:value-type="float">
            <text:p>103.994012</text:p>
          </table:table-cell>
          <table:table-cell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2.041709" calcext:value-type="float">
            <text:p>2.041709</text:p>
          </table:table-cell>
          <table:table-cell office:value-type="float" office:value="111.237316" calcext:value-type="float">
            <text:p>111.237316</text:p>
          </table:table-cell>
          <table:table-cell office:value-type="float" office:value="107.599856" calcext:value-type="float">
            <text:p>107.59985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057699" calcext:value-type="float">
            <text:p>2.057699</text:p>
          </table:table-cell>
          <table:table-cell office:value-type="float" office:value="111.59752" calcext:value-type="float">
            <text:p>111.59752</text:p>
          </table:table-cell>
          <table:table-cell office:value-type="float" office:value="100.71878" calcext:value-type="float">
            <text:p>100.71878</text:p>
          </table:table-cell>
          <table:table-cell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2.042656" calcext:value-type="float">
            <text:p>2.042656</text:p>
          </table:table-cell>
          <table:table-cell office:value-type="float" office:value="104.017978" calcext:value-type="float">
            <text:p>104.017978</text:p>
          </table:table-cell>
          <table:table-cell office:value-type="float" office:value="111.146627" calcext:value-type="float">
            <text:p>111.146627</text:p>
          </table:table-cell>
          <table:table-cell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2.024972" calcext:value-type="float">
            <text:p>2.024972</text:p>
          </table:table-cell>
          <table:table-cell office:value-type="float" office:value="101.488756" calcext:value-type="float">
            <text:p>101.488756</text:p>
          </table:table-cell>
          <table:table-cell office:value-type="float" office:value="114.391394" calcext:value-type="float">
            <text:p>114.391394</text:p>
          </table:table-cell>
          <table:table-cell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2.043685" calcext:value-type="float">
            <text:p>2.043685</text:p>
          </table:table-cell>
          <table:table-cell office:value-type="float" office:value="100.128595" calcext:value-type="float">
            <text:p>100.128595</text:p>
          </table:table-cell>
          <table:table-cell office:value-type="float" office:value="90.909396" calcext:value-type="float">
            <text:p>90.909396</text:p>
          </table:table-cell>
          <table:table-cell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1.986371" calcext:value-type="float">
            <text:p>1.986371</text:p>
          </table:table-cell>
          <table:table-cell office:value-type="float" office:value="100.09184" calcext:value-type="float">
            <text:p>100.09184</text:p>
          </table:table-cell>
          <table:table-cell office:value-type="float" office:value="106.595372" calcext:value-type="float">
            <text:p>106.595372</text:p>
          </table:table-cell>
          <table:table-cell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2.120286" calcext:value-type="float">
            <text:p>2.120286</text:p>
          </table:table-cell>
          <table:table-cell office:value-type="float" office:value="101.445531" calcext:value-type="float">
            <text:p>101.445531</text:p>
          </table:table-cell>
          <table:table-cell office:value-type="float" office:value="117.590394" calcext:value-type="float">
            <text:p>117.590394</text:p>
          </table:table-cell>
          <table:table-cell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.945354" calcext:value-type="float">
            <text:p>1.945354</text:p>
          </table:table-cell>
          <table:table-cell office:value-type="float" office:value="111.5285" calcext:value-type="float">
            <text:p>111.5285</text:p>
          </table:table-cell>
          <table:table-cell office:value-type="float" office:value="117.169879" calcext:value-type="float">
            <text:p>117.169879</text:p>
          </table:table-cell>
          <table:table-cell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2.116513" calcext:value-type="float">
            <text:p>2.116513</text:p>
          </table:table-cell>
          <table:table-cell office:value-type="float" office:value="106.055605" calcext:value-type="float">
            <text:p>106.055605</text:p>
          </table:table-cell>
          <table:table-cell office:value-type="float" office:value="106.987176" calcext:value-type="float">
            <text:p>106.987176</text:p>
          </table:table-cell>
          <table:table-cell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1.991129" calcext:value-type="float">
            <text:p>1.991129</text:p>
          </table:table-cell>
          <table:table-cell office:value-type="float" office:value="106.475374" calcext:value-type="float">
            <text:p>106.475374</text:p>
          </table:table-cell>
          <table:table-cell office:value-type="float" office:value="101.163439" calcext:value-type="float">
            <text:p>101.163439</text:p>
          </table:table-cell>
          <table:table-cell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2.032718" calcext:value-type="float">
            <text:p>2.032718</text:p>
          </table:table-cell>
          <table:table-cell office:value-type="float" office:value="102.271589" calcext:value-type="float">
            <text:p>102.271589</text:p>
          </table:table-cell>
          <table:table-cell office:value-type="float" office:value="108.486643" calcext:value-type="float">
            <text:p>108.48664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054971" calcext:value-type="float">
            <text:p>2.054971</text:p>
          </table:table-cell>
          <table:table-cell office:value-type="float" office:value="103.902406" calcext:value-type="float">
            <text:p>103.902406</text:p>
          </table:table-cell>
          <table:table-cell office:value-type="float" office:value="81.83847" calcext:value-type="float">
            <text:p>81.83847</text:p>
          </table:table-cell>
          <table:table-cell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2.020389" calcext:value-type="float">
            <text:p>2.020389</text:p>
          </table:table-cell>
          <table:table-cell office:value-type="float" office:value="106.063772" calcext:value-type="float">
            <text:p>106.063772</text:p>
          </table:table-cell>
          <table:table-cell office:value-type="float" office:value="110.300291" calcext:value-type="float">
            <text:p>110.300291</text:p>
          </table:table-cell>
          <table:table-cell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2.084622" calcext:value-type="float">
            <text:p>2.084622</text:p>
          </table:table-cell>
          <table:table-cell office:value-type="float" office:value="102.678009" calcext:value-type="float">
            <text:p>102.678009</text:p>
          </table:table-cell>
          <table:table-cell office:value-type="float" office:value="113.951149" calcext:value-type="float">
            <text:p>113.951149</text:p>
          </table:table-cell>
          <table:table-cell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1.976229" calcext:value-type="float">
            <text:p>1.976229</text:p>
          </table:table-cell>
          <table:table-cell office:value-type="float" office:value="106.3963" calcext:value-type="float">
            <text:p>106.3963</text:p>
          </table:table-cell>
          <table:table-cell office:value-type="float" office:value="91.359784" calcext:value-type="float">
            <text:p>91.359784</text:p>
          </table:table-cell>
          <table:table-cell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2.06398" calcext:value-type="float">
            <text:p>2.06398</text:p>
          </table:table-cell>
          <table:table-cell office:value-type="float" office:value="106.832316" calcext:value-type="float">
            <text:p>106.832316</text:p>
          </table:table-cell>
          <table:table-cell office:value-type="float" office:value="107.282759" calcext:value-type="float">
            <text:p>107.282759</text:p>
          </table:table-cell>
          <table:table-cell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2.042812" calcext:value-type="float">
            <text:p>2.042812</text:p>
          </table:table-cell>
          <table:table-cell office:value-type="float" office:value="103.701468" calcext:value-type="float">
            <text:p>103.701468</text:p>
          </table:table-cell>
          <table:table-cell office:value-type="float" office:value="123.551414" calcext:value-type="float">
            <text:p>123.551414</text:p>
          </table:table-cell>
          <table:table-cell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2.046031" calcext:value-type="float">
            <text:p>2.046031</text:p>
          </table:table-cell>
          <table:table-cell office:value-type="float" office:value="106.405112" calcext:value-type="float">
            <text:p>106.405112</text:p>
          </table:table-cell>
          <table:table-cell office:value-type="float" office:value="103.008493" calcext:value-type="float">
            <text:p>103.008493</text:p>
          </table:table-cell>
          <table:table-cell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2.024462" calcext:value-type="float">
            <text:p>2.024462</text:p>
          </table:table-cell>
          <table:table-cell office:value-type="float" office:value="107.347229" calcext:value-type="float">
            <text:p>107.347229</text:p>
          </table:table-cell>
          <table:table-cell office:value-type="float" office:value="100.993056" calcext:value-type="float">
            <text:p>100.993056</text:p>
          </table:table-cell>
          <table:table-cell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2.025539" calcext:value-type="float">
            <text:p>2.025539</text:p>
          </table:table-cell>
          <table:table-cell office:value-type="float" office:value="110.575673" calcext:value-type="float">
            <text:p>110.575673</text:p>
          </table:table-cell>
          <table:table-cell office:value-type="float" office:value="105.316039" calcext:value-type="float">
            <text:p>105.316039</text:p>
          </table:table-cell>
          <table:table-cell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2.074202" calcext:value-type="float">
            <text:p>2.074202</text:p>
          </table:table-cell>
          <table:table-cell office:value-type="float" office:value="108.295139" calcext:value-type="float">
            <text:p>108.295139</text:p>
          </table:table-cell>
          <table:table-cell office:value-type="float" office:value="107.35357" calcext:value-type="float">
            <text:p>107.3535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013702" calcext:value-type="float">
            <text:p>2.013702</text:p>
          </table:table-cell>
          <table:table-cell office:value-type="float" office:value="107.9526" calcext:value-type="float">
            <text:p>107.9526</text:p>
          </table:table-cell>
          <table:table-cell office:value-type="float" office:value="116.426152" calcext:value-type="float">
            <text:p>116.426152</text:p>
          </table:table-cell>
          <table:table-cell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2.055803" calcext:value-type="float">
            <text:p>2.055803</text:p>
          </table:table-cell>
          <table:table-cell office:value-type="float" office:value="99.780733" calcext:value-type="float">
            <text:p>99.780733</text:p>
          </table:table-cell>
          <table:table-cell office:value-type="float" office:value="115.16994" calcext:value-type="float">
            <text:p>115.16994</text:p>
          </table:table-cell>
          <table:table-cell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1.98893" calcext:value-type="float">
            <text:p>1.98893</text:p>
          </table:table-cell>
          <table:table-cell office:value-type="float" office:value="102.777771" calcext:value-type="float">
            <text:p>102.777771</text:p>
          </table:table-cell>
          <table:table-cell office:value-type="float" office:value="97.149674" calcext:value-type="float">
            <text:p>97.149674</text:p>
          </table:table-cell>
          <table:table-cell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2.05134" calcext:value-type="float">
            <text:p>2.05134</text:p>
          </table:table-cell>
          <table:table-cell office:value-type="float" office:value="101.933504" calcext:value-type="float">
            <text:p>101.933504</text:p>
          </table:table-cell>
          <table:table-cell office:value-type="float" office:value="99.913334" calcext:value-type="float">
            <text:p>99.913334</text:p>
          </table:table-cell>
          <table:table-cell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.050059" calcext:value-type="float">
            <text:p>2.050059</text:p>
          </table:table-cell>
          <table:table-cell office:value-type="float" office:value="106.344061" calcext:value-type="float">
            <text:p>106.344061</text:p>
          </table:table-cell>
          <table:table-cell office:value-type="float" office:value="107.509042" calcext:value-type="float">
            <text:p>107.509042</text:p>
          </table:table-cell>
          <table:table-cell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2.056522" calcext:value-type="float">
            <text:p>2.056522</text:p>
          </table:table-cell>
          <table:table-cell office:value-type="float" office:value="108.788033" calcext:value-type="float">
            <text:p>108.788033</text:p>
          </table:table-cell>
          <table:table-cell office:value-type="float" office:value="103.890657" calcext:value-type="float">
            <text:p>103.890657</text:p>
          </table:table-cell>
          <table:table-cell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2.001002" calcext:value-type="float">
            <text:p>2.001002</text:p>
          </table:table-cell>
          <table:table-cell office:value-type="float" office:value="106.490527" calcext:value-type="float">
            <text:p>106.490527</text:p>
          </table:table-cell>
          <table:table-cell office:value-type="float" office:value="114.301941" calcext:value-type="float">
            <text:p>114.301941</text:p>
          </table:table-cell>
          <table:table-cell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2.069417" calcext:value-type="float">
            <text:p>2.069417</text:p>
          </table:table-cell>
          <table:table-cell office:value-type="float" office:value="104.783578" calcext:value-type="float">
            <text:p>104.783578</text:p>
          </table:table-cell>
          <table:table-cell office:value-type="float" office:value="105.00136" calcext:value-type="float">
            <text:p>105.00136</text:p>
          </table:table-cell>
          <table:table-cell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2.001829" calcext:value-type="float">
            <text:p>2.001829</text:p>
          </table:table-cell>
          <table:table-cell office:value-type="float" office:value="99.956238" calcext:value-type="float">
            <text:p>99.956238</text:p>
          </table:table-cell>
          <table:table-cell office:value-type="float" office:value="110.334083" calcext:value-type="float">
            <text:p>110.334083</text:p>
          </table:table-cell>
          <table:table-cell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2.004432" calcext:value-type="float">
            <text:p>2.004432</text:p>
          </table:table-cell>
          <table:table-cell office:value-type="float" office:value="104.936115" calcext:value-type="float">
            <text:p>104.936115</text:p>
          </table:table-cell>
          <table:table-cell office:value-type="float" office:value="97.932084" calcext:value-type="float">
            <text:p>97.93208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92661" calcext:value-type="float">
            <text:p>2.092661</text:p>
          </table:table-cell>
          <table:table-cell office:value-type="float" office:value="101.431844" calcext:value-type="float">
            <text:p>101.431844</text:p>
          </table:table-cell>
          <table:table-cell office:value-type="float" office:value="114.678567" calcext:value-type="float">
            <text:p>114.678567</text:p>
          </table:table-cell>
          <table:table-cell/>
        </table:table-row>
        <table:table-row table:style-name="ro1">
          <table:table-cell/>
          <table:table-cell table:formula="of:=STDEV([.B1:.B500])" office:value-type="float" office:value="0.0365230212357463" calcext:value-type="float">
            <text:p>0.0365230212</text:p>
          </table:table-cell>
          <table:table-cell table:formula="of:=STDEV([.C1:.C500])" office:value-type="float" office:value="3.60096458536689" calcext:value-type="float">
            <text:p>3.6009645854</text:p>
          </table:table-cell>
          <table:table-cell table:formula="of:=STDEV([.D1:.D500])" office:value-type="float" office:value="7.89102202138282" calcext:value-type="float">
            <text:p>7.8910220214</text:p>
          </table:table-cell>
          <table:table-cell table:style-name="ce1" office:value-type="string" calcext:value-type="string">
            <text:p>stdev</text:p>
          </table:table-cell>
        </table:table-row>
        <table:table-row table:style-name="ro1">
          <table:table-cell/>
          <table:table-cell table:formula="of:=AVERAGE([.B1:.B500])" office:value-type="float" office:value="2.03466044" calcext:value-type="float">
            <text:p>2.03466044</text:p>
          </table:table-cell>
          <table:table-cell table:formula="of:=AVERAGE([.C1:.C500])" office:value-type="float" office:value="104.763547816" calcext:value-type="float">
            <text:p>104.763547816</text:p>
          </table:table-cell>
          <table:table-cell table:formula="of:=AVERAGE([.D1:.D500])" office:value-type="float" office:value="104.729799352" calcext:value-type="float">
            <text:p>104.729799352</text:p>
          </table:table-cell>
          <table:table-cell table:style-name="ce1" office:value-type="string" calcext:value-type="string">
            <text:p>a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7T14:16:07.945703838</dc:date>
    <meta:editing-duration>PT11M33S</meta:editing-duration>
    <meta:editing-cycles>1</meta:editing-cycles>
    <meta:document-statistic meta:table-count="1" meta:cell-count="2008" meta:object-count="0"/>
    <meta:generator>LibreOffice/5.1.6.2$Linux_X86_64 LibreOffice_project/10m0$Build-2</meta:generator>
  </office:meta>
</office:document-meta>
</file>